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Bandwidth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Data rate</text:p>
          </table:table-cell>
          <table:table-cell table:style-name="Default" office:value-type="string" calcext:value-type="string">
            <text:p>Calc rat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  <table:table-cell table:formula="of:=-11.045987+0.00000000000014403709*[.A2]-0.00000000000002385173*[.B2]-2.7640108E-015*POWER([.A2];2)+1.1836462E-015*[.A2]*[.B2]+1.3089344E-016*POWER([.B2];2)+3.7145429E-016*POWER([.A2];3)+5.3739485E-017*POWER([.A2];2)*[.B2]-2.6621286E-016*[.A2]*POWER([.B2];2)-9.9756091E-016*POWER([.B2];3)-1.7659929E-015*POWER([.A2];4)-7.7627286E-016*POWER([.A2];3)*[.B2]-4.4240572E-015*POWER([.A2];2)*POWER([.B2];2)+7.2756468E-015*[.A2]*POWER([.B2];3)+6.8671378E-017*POWER([.B2];4)+4.4161457E-018*POWER([.A2];5)+0.00000000000002301393*POWER([.A2];4)*[.B2]-0.00000000000009272685*POWER([.A2];3)*POWER([.B2];2)+0.00000000000014227679*POWER([.A2];2)*POWER([.B2];3)+1.3813132E-015*[.A2]*POWER([.B2];4)-0.00000000000008908551*POWER([.B2];5)-3.2083904E-018*POWER([.A2];6)+0.00000000000043835463*POWER([.A2];5)*[.B2]-0.0000000000017662817*POWER([.A2];4)*POWER([.B2];2)+0.0000000000027106791*POWER([.A2];3)*POWER([.B2];3)+0.00000000000002302898*POWER([.A2];2)*POWER([.B2];4)-0.000000000001691626*[.A2]*POWER([.B2];5)-0.00000000000097967621*POWER([.B2];6)-3.2723579E-017*POWER([.A2];7)+0.0000000000079183085*POWER([.A2];6)*[.B2]-0.000000000031908966*POWER([.A2];5)*POWER([.B2];2)+0.000000000048993064*POWER([.A2];4)*POWER([.B2];3)+0.00000000000030894679*POWER([.A2];3)*POWER([.B2];4)-0.000000000030338928*POWER([.A2];2)*POWER([.B2];5)-0.000000000017920708*[.A2]*POWER([.B2];6)+0.0000000000036061871*POWER([.B2];7)-1.2647062E-015*POWER([.A2];8)+0.00000000012667891*POWER([.A2];7)*[.B2]-0.00000000051062117*POWER([.A2];6)*POWER([.B2];2)+0.00000000078492733*POWER([.A2];5)*POWER([.B2];3)+0.00000000000066079259*POWER([.A2];4)*POWER([.B2];4)-0.00000000047664397*POWER([.A2];3)*POWER([.B2];5)-0.00000000029566431*POWER([.A2];2)*POWER([.B2];6)+0.000000000058723381*[.A2]*POWER([.B2];7)+0.00000000022308964*POWER([.B2];8)-0.00000000000004198053*POWER([.A2];9)+0.0000000014471985*POWER([.A2];8)*[.B2]-0.000000005838778*POWER([.A2];7)*POWER([.B2];2)+0.0000000090121288*POWER([.A2];6)*POWER([.B2];3)-0.00000000016373567*POWER([.A2];5)*POWER([.B2];4)-0.0000000050962196*POWER([.A2];4)*POWER([.B2];5)-0.0000000037363172*POWER([.A2];3)*POWER([.B2];6)+0.00000000071207327*POWER([.A2];2)*POWER([.B2];7)+0.000000002868094*[.A2]*POWER([.B2];8)+0.0000000036067889*POWER([.B2];9)-0.0000000000012206865*POWER([.A2];10)-0.000000000022425019*POWER([.A2];9)*[.B2]-0.0000000001242848*POWER([.A2];8)*POWER([.B2];2)+0.0000000016610629*POWER([.A2];7)*POWER([.B2];3)-0.0000000068508412*POWER([.A2];6)*POWER([.B2];4)+0.000000014044078*POWER([.A2];5)*POWER([.B2];5)-0.000000014289574*POWER([.A2];4)*POWER([.B2];6)+0.0000000016352949*POWER([.A2];3)*POWER([.B2];7)+0.000000012742981*POWER([.A2];2)*POWER([.B2];8)-0.000000012604629*[.A2]*POWER([.B2];9)+0.0000000036151763*POWER([.B2];10)+0.00000000000001532979*POWER([.A2];11)+0.00000000000005069084*POWER([.A2];10)*[.B2]+0.0000000000025379545*POWER([.A2];9)*POWER([.B2];2)-0.000000000023065704*POWER([.A2];8)*POWER([.B2];3)+0.000000000092813867*POWER([.A2];7)*POWER([.B2];4)-0.00000000021314264*POWER([.A2];6)*POWER([.B2];5)+0.00000000031996126*POWER([.A2];5)*POWER([.B2];6)-0.00000000037265161*POWER([.A2];4)*POWER([.B2];7)+0.00000000042745959*POWER([.A2];3)*POWER([.B2];8)-0.00000000046149453*POWER([.A2];2)*POWER([.B2];9)+0.00000000032145772*[.A2]*POWER([.B2];10)-0.00000000009086824*POWER([.B2];11)" office:value-type="float" office:value="7.2000063027345" calcext:value-type="float">
            <text:p>7.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.4" calcext:value-type="float">
            <text:p>14.4</text:p>
          </table:table-cell>
          <table:table-cell table:formula="of:=-11.045987+0.00000000000014403709*[.A3]-0.00000000000002385173*[.B3]-2.7640108E-015*POWER([.A3];2)+1.1836462E-015*[.A3]*[.B3]+1.3089344E-016*POWER([.B3];2)+3.7145429E-016*POWER([.A3];3)+5.3739485E-017*POWER([.A3];2)*[.B3]-2.6621286E-016*[.A3]*POWER([.B3];2)-9.9756091E-016*POWER([.B3];3)-1.7659929E-015*POWER([.A3];4)-7.7627286E-016*POWER([.A3];3)*[.B3]-4.4240572E-015*POWER([.A3];2)*POWER([.B3];2)+7.2756468E-015*[.A3]*POWER([.B3];3)+6.8671378E-017*POWER([.B3];4)+4.4161457E-018*POWER([.A3];5)+0.00000000000002301393*POWER([.A3];4)*[.B3]-0.00000000000009272685*POWER([.A3];3)*POWER([.B3];2)+0.00000000000014227679*POWER([.A3];2)*POWER([.B3];3)+1.3813132E-015*[.A3]*POWER([.B3];4)-0.00000000000008908551*POWER([.B3];5)-3.2083904E-018*POWER([.A3];6)+0.00000000000043835463*POWER([.A3];5)*[.B3]-0.0000000000017662817*POWER([.A3];4)*POWER([.B3];2)+0.0000000000027106791*POWER([.A3];3)*POWER([.B3];3)+0.00000000000002302898*POWER([.A3];2)*POWER([.B3];4)-0.000000000001691626*[.A3]*POWER([.B3];5)-0.00000000000097967621*POWER([.B3];6)-3.2723579E-017*POWER([.A3];7)+0.0000000000079183085*POWER([.A3];6)*[.B3]-0.000000000031908966*POWER([.A3];5)*POWER([.B3];2)+0.000000000048993064*POWER([.A3];4)*POWER([.B3];3)+0.00000000000030894679*POWER([.A3];3)*POWER([.B3];4)-0.000000000030338928*POWER([.A3];2)*POWER([.B3];5)-0.000000000017920708*[.A3]*POWER([.B3];6)+0.0000000000036061871*POWER([.B3];7)-1.2647062E-015*POWER([.A3];8)+0.00000000012667891*POWER([.A3];7)*[.B3]-0.00000000051062117*POWER([.A3];6)*POWER([.B3];2)+0.00000000078492733*POWER([.A3];5)*POWER([.B3];3)+0.00000000000066079259*POWER([.A3];4)*POWER([.B3];4)-0.00000000047664397*POWER([.A3];3)*POWER([.B3];5)-0.00000000029566431*POWER([.A3];2)*POWER([.B3];6)+0.000000000058723381*[.A3]*POWER([.B3];7)+0.00000000022308964*POWER([.B3];8)-0.00000000000004198053*POWER([.A3];9)+0.0000000014471985*POWER([.A3];8)*[.B3]-0.000000005838778*POWER([.A3];7)*POWER([.B3];2)+0.0000000090121288*POWER([.A3];6)*POWER([.B3];3)-0.00000000016373567*POWER([.A3];5)*POWER([.B3];4)-0.0000000050962196*POWER([.A3];4)*POWER([.B3];5)-0.0000000037363172*POWER([.A3];3)*POWER([.B3];6)+0.00000000071207327*POWER([.A3];2)*POWER([.B3];7)+0.000000002868094*[.A3]*POWER([.B3];8)+0.0000000036067889*POWER([.B3];9)-0.0000000000012206865*POWER([.A3];10)-0.000000000022425019*POWER([.A3];9)*[.B3]-0.0000000001242848*POWER([.A3];8)*POWER([.B3];2)+0.0000000016610629*POWER([.A3];7)*POWER([.B3];3)-0.0000000068508412*POWER([.A3];6)*POWER([.B3];4)+0.000000014044078*POWER([.A3];5)*POWER([.B3];5)-0.000000014289574*POWER([.A3];4)*POWER([.B3];6)+0.0000000016352949*POWER([.A3];3)*POWER([.B3];7)+0.000000012742981*POWER([.A3];2)*POWER([.B3];8)-0.000000012604629*[.A3]*POWER([.B3];9)+0.0000000036151763*POWER([.B3];10)+0.00000000000001532979*POWER([.A3];11)+0.00000000000005069084*POWER([.A3];10)*[.B3]+0.0000000000025379545*POWER([.A3];9)*POWER([.B3];2)-0.000000000023065704*POWER([.A3];8)*POWER([.B3];3)+0.000000000092813867*POWER([.A3];7)*POWER([.B3];4)-0.00000000021314264*POWER([.A3];6)*POWER([.B3];5)+0.00000000031996126*POWER([.A3];5)*POWER([.B3];6)-0.00000000037265161*POWER([.A3];4)*POWER([.B3];7)+0.00000000042745959*POWER([.A3];3)*POWER([.B3];8)-0.00000000046149453*POWER([.A3];2)*POWER([.B3];9)+0.00000000032145772*[.A3]*POWER([.B3];10)-0.00000000009086824*POWER([.B3];11)" office:value-type="float" office:value="14.4000097535367" calcext:value-type="float">
            <text:p>14.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1.7" calcext:value-type="float">
            <text:p>21.7</text:p>
          </table:table-cell>
          <table:table-cell table:formula="of:=-11.045987+0.00000000000014403709*[.A4]-0.00000000000002385173*[.B4]-2.7640108E-015*POWER([.A4];2)+1.1836462E-015*[.A4]*[.B4]+1.3089344E-016*POWER([.B4];2)+3.7145429E-016*POWER([.A4];3)+5.3739485E-017*POWER([.A4];2)*[.B4]-2.6621286E-016*[.A4]*POWER([.B4];2)-9.9756091E-016*POWER([.B4];3)-1.7659929E-015*POWER([.A4];4)-7.7627286E-016*POWER([.A4];3)*[.B4]-4.4240572E-015*POWER([.A4];2)*POWER([.B4];2)+7.2756468E-015*[.A4]*POWER([.B4];3)+6.8671378E-017*POWER([.B4];4)+4.4161457E-018*POWER([.A4];5)+0.00000000000002301393*POWER([.A4];4)*[.B4]-0.00000000000009272685*POWER([.A4];3)*POWER([.B4];2)+0.00000000000014227679*POWER([.A4];2)*POWER([.B4];3)+1.3813132E-015*[.A4]*POWER([.B4];4)-0.00000000000008908551*POWER([.B4];5)-3.2083904E-018*POWER([.A4];6)+0.00000000000043835463*POWER([.A4];5)*[.B4]-0.0000000000017662817*POWER([.A4];4)*POWER([.B4];2)+0.0000000000027106791*POWER([.A4];3)*POWER([.B4];3)+0.00000000000002302898*POWER([.A4];2)*POWER([.B4];4)-0.000000000001691626*[.A4]*POWER([.B4];5)-0.00000000000097967621*POWER([.B4];6)-3.2723579E-017*POWER([.A4];7)+0.0000000000079183085*POWER([.A4];6)*[.B4]-0.000000000031908966*POWER([.A4];5)*POWER([.B4];2)+0.000000000048993064*POWER([.A4];4)*POWER([.B4];3)+0.00000000000030894679*POWER([.A4];3)*POWER([.B4];4)-0.000000000030338928*POWER([.A4];2)*POWER([.B4];5)-0.000000000017920708*[.A4]*POWER([.B4];6)+0.0000000000036061871*POWER([.B4];7)-1.2647062E-015*POWER([.A4];8)+0.00000000012667891*POWER([.A4];7)*[.B4]-0.00000000051062117*POWER([.A4];6)*POWER([.B4];2)+0.00000000078492733*POWER([.A4];5)*POWER([.B4];3)+0.00000000000066079259*POWER([.A4];4)*POWER([.B4];4)-0.00000000047664397*POWER([.A4];3)*POWER([.B4];5)-0.00000000029566431*POWER([.A4];2)*POWER([.B4];6)+0.000000000058723381*[.A4]*POWER([.B4];7)+0.00000000022308964*POWER([.B4];8)-0.00000000000004198053*POWER([.A4];9)+0.0000000014471985*POWER([.A4];8)*[.B4]-0.000000005838778*POWER([.A4];7)*POWER([.B4];2)+0.0000000090121288*POWER([.A4];6)*POWER([.B4];3)-0.00000000016373567*POWER([.A4];5)*POWER([.B4];4)-0.0000000050962196*POWER([.A4];4)*POWER([.B4];5)-0.0000000037363172*POWER([.A4];3)*POWER([.B4];6)+0.00000000071207327*POWER([.A4];2)*POWER([.B4];7)+0.000000002868094*[.A4]*POWER([.B4];8)+0.0000000036067889*POWER([.B4];9)-0.0000000000012206865*POWER([.A4];10)-0.000000000022425019*POWER([.A4];9)*[.B4]-0.0000000001242848*POWER([.A4];8)*POWER([.B4];2)+0.0000000016610629*POWER([.A4];7)*POWER([.B4];3)-0.0000000068508412*POWER([.A4];6)*POWER([.B4];4)+0.000000014044078*POWER([.A4];5)*POWER([.B4];5)-0.000000014289574*POWER([.A4];4)*POWER([.B4];6)+0.0000000016352949*POWER([.A4];3)*POWER([.B4];7)+0.000000012742981*POWER([.A4];2)*POWER([.B4];8)-0.000000012604629*[.A4]*POWER([.B4];9)+0.0000000036151763*POWER([.B4];10)+0.00000000000001532979*POWER([.A4];11)+0.00000000000005069084*POWER([.A4];10)*[.B4]+0.0000000000025379545*POWER([.A4];9)*POWER([.B4];2)-0.000000000023065704*POWER([.A4];8)*POWER([.B4];3)+0.000000000092813867*POWER([.A4];7)*POWER([.B4];4)-0.00000000021314264*POWER([.A4];6)*POWER([.B4];5)+0.00000000031996126*POWER([.A4];5)*POWER([.B4];6)-0.00000000037265161*POWER([.A4];4)*POWER([.B4];7)+0.00000000042745959*POWER([.A4];3)*POWER([.B4];8)-0.00000000046149453*POWER([.A4];2)*POWER([.B4];9)+0.00000000032145772*[.A4]*POWER([.B4];10)-0.00000000009086824*POWER([.B4];11)" office:value-type="float" office:value="21.7001114705817" calcext:value-type="float">
            <text:p>21.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8.9" calcext:value-type="float">
            <text:p>28.9</text:p>
          </table:table-cell>
          <table:table-cell table:formula="of:=-11.045987+0.00000000000014403709*[.A5]-0.00000000000002385173*[.B5]-2.7640108E-015*POWER([.A5];2)+1.1836462E-015*[.A5]*[.B5]+1.3089344E-016*POWER([.B5];2)+3.7145429E-016*POWER([.A5];3)+5.3739485E-017*POWER([.A5];2)*[.B5]-2.6621286E-016*[.A5]*POWER([.B5];2)-9.9756091E-016*POWER([.B5];3)-1.7659929E-015*POWER([.A5];4)-7.7627286E-016*POWER([.A5];3)*[.B5]-4.4240572E-015*POWER([.A5];2)*POWER([.B5];2)+7.2756468E-015*[.A5]*POWER([.B5];3)+6.8671378E-017*POWER([.B5];4)+4.4161457E-018*POWER([.A5];5)+0.00000000000002301393*POWER([.A5];4)*[.B5]-0.00000000000009272685*POWER([.A5];3)*POWER([.B5];2)+0.00000000000014227679*POWER([.A5];2)*POWER([.B5];3)+1.3813132E-015*[.A5]*POWER([.B5];4)-0.00000000000008908551*POWER([.B5];5)-3.2083904E-018*POWER([.A5];6)+0.00000000000043835463*POWER([.A5];5)*[.B5]-0.0000000000017662817*POWER([.A5];4)*POWER([.B5];2)+0.0000000000027106791*POWER([.A5];3)*POWER([.B5];3)+0.00000000000002302898*POWER([.A5];2)*POWER([.B5];4)-0.000000000001691626*[.A5]*POWER([.B5];5)-0.00000000000097967621*POWER([.B5];6)-3.2723579E-017*POWER([.A5];7)+0.0000000000079183085*POWER([.A5];6)*[.B5]-0.000000000031908966*POWER([.A5];5)*POWER([.B5];2)+0.000000000048993064*POWER([.A5];4)*POWER([.B5];3)+0.00000000000030894679*POWER([.A5];3)*POWER([.B5];4)-0.000000000030338928*POWER([.A5];2)*POWER([.B5];5)-0.000000000017920708*[.A5]*POWER([.B5];6)+0.0000000000036061871*POWER([.B5];7)-1.2647062E-015*POWER([.A5];8)+0.00000000012667891*POWER([.A5];7)*[.B5]-0.00000000051062117*POWER([.A5];6)*POWER([.B5];2)+0.00000000078492733*POWER([.A5];5)*POWER([.B5];3)+0.00000000000066079259*POWER([.A5];4)*POWER([.B5];4)-0.00000000047664397*POWER([.A5];3)*POWER([.B5];5)-0.00000000029566431*POWER([.A5];2)*POWER([.B5];6)+0.000000000058723381*[.A5]*POWER([.B5];7)+0.00000000022308964*POWER([.B5];8)-0.00000000000004198053*POWER([.A5];9)+0.0000000014471985*POWER([.A5];8)*[.B5]-0.000000005838778*POWER([.A5];7)*POWER([.B5];2)+0.0000000090121288*POWER([.A5];6)*POWER([.B5];3)-0.00000000016373567*POWER([.A5];5)*POWER([.B5];4)-0.0000000050962196*POWER([.A5];4)*POWER([.B5];5)-0.0000000037363172*POWER([.A5];3)*POWER([.B5];6)+0.00000000071207327*POWER([.A5];2)*POWER([.B5];7)+0.000000002868094*[.A5]*POWER([.B5];8)+0.0000000036067889*POWER([.B5];9)-0.0000000000012206865*POWER([.A5];10)-0.000000000022425019*POWER([.A5];9)*[.B5]-0.0000000001242848*POWER([.A5];8)*POWER([.B5];2)+0.0000000016610629*POWER([.A5];7)*POWER([.B5];3)-0.0000000068508412*POWER([.A5];6)*POWER([.B5];4)+0.000000014044078*POWER([.A5];5)*POWER([.B5];5)-0.000000014289574*POWER([.A5];4)*POWER([.B5];6)+0.0000000016352949*POWER([.A5];3)*POWER([.B5];7)+0.000000012742981*POWER([.A5];2)*POWER([.B5];8)-0.000000012604629*[.A5]*POWER([.B5];9)+0.0000000036151763*POWER([.B5];10)+0.00000000000001532979*POWER([.A5];11)+0.00000000000005069084*POWER([.A5];10)*[.B5]+0.0000000000025379545*POWER([.A5];9)*POWER([.B5];2)-0.000000000023065704*POWER([.A5];8)*POWER([.B5];3)+0.000000000092813867*POWER([.A5];7)*POWER([.B5];4)-0.00000000021314264*POWER([.A5];6)*POWER([.B5];5)+0.00000000031996126*POWER([.A5];5)*POWER([.B5];6)-0.00000000037265161*POWER([.A5];4)*POWER([.B5];7)+0.00000000042745959*POWER([.A5];3)*POWER([.B5];8)-0.00000000046149453*POWER([.A5];2)*POWER([.B5];9)+0.00000000032145772*[.A5]*POWER([.B5];10)-0.00000000009086824*POWER([.B5];11)" office:value-type="float" office:value="28.900310765286" calcext:value-type="float">
            <text:p>28.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3.3" calcext:value-type="float">
            <text:p>43.3</text:p>
          </table:table-cell>
          <table:table-cell table:formula="of:=-11.045987+0.00000000000014403709*[.A6]-0.00000000000002385173*[.B6]-2.7640108E-015*POWER([.A6];2)+1.1836462E-015*[.A6]*[.B6]+1.3089344E-016*POWER([.B6];2)+3.7145429E-016*POWER([.A6];3)+5.3739485E-017*POWER([.A6];2)*[.B6]-2.6621286E-016*[.A6]*POWER([.B6];2)-9.9756091E-016*POWER([.B6];3)-1.7659929E-015*POWER([.A6];4)-7.7627286E-016*POWER([.A6];3)*[.B6]-4.4240572E-015*POWER([.A6];2)*POWER([.B6];2)+7.2756468E-015*[.A6]*POWER([.B6];3)+6.8671378E-017*POWER([.B6];4)+4.4161457E-018*POWER([.A6];5)+0.00000000000002301393*POWER([.A6];4)*[.B6]-0.00000000000009272685*POWER([.A6];3)*POWER([.B6];2)+0.00000000000014227679*POWER([.A6];2)*POWER([.B6];3)+1.3813132E-015*[.A6]*POWER([.B6];4)-0.00000000000008908551*POWER([.B6];5)-3.2083904E-018*POWER([.A6];6)+0.00000000000043835463*POWER([.A6];5)*[.B6]-0.0000000000017662817*POWER([.A6];4)*POWER([.B6];2)+0.0000000000027106791*POWER([.A6];3)*POWER([.B6];3)+0.00000000000002302898*POWER([.A6];2)*POWER([.B6];4)-0.000000000001691626*[.A6]*POWER([.B6];5)-0.00000000000097967621*POWER([.B6];6)-3.2723579E-017*POWER([.A6];7)+0.0000000000079183085*POWER([.A6];6)*[.B6]-0.000000000031908966*POWER([.A6];5)*POWER([.B6];2)+0.000000000048993064*POWER([.A6];4)*POWER([.B6];3)+0.00000000000030894679*POWER([.A6];3)*POWER([.B6];4)-0.000000000030338928*POWER([.A6];2)*POWER([.B6];5)-0.000000000017920708*[.A6]*POWER([.B6];6)+0.0000000000036061871*POWER([.B6];7)-1.2647062E-015*POWER([.A6];8)+0.00000000012667891*POWER([.A6];7)*[.B6]-0.00000000051062117*POWER([.A6];6)*POWER([.B6];2)+0.00000000078492733*POWER([.A6];5)*POWER([.B6];3)+0.00000000000066079259*POWER([.A6];4)*POWER([.B6];4)-0.00000000047664397*POWER([.A6];3)*POWER([.B6];5)-0.00000000029566431*POWER([.A6];2)*POWER([.B6];6)+0.000000000058723381*[.A6]*POWER([.B6];7)+0.00000000022308964*POWER([.B6];8)-0.00000000000004198053*POWER([.A6];9)+0.0000000014471985*POWER([.A6];8)*[.B6]-0.000000005838778*POWER([.A6];7)*POWER([.B6];2)+0.0000000090121288*POWER([.A6];6)*POWER([.B6];3)-0.00000000016373567*POWER([.A6];5)*POWER([.B6];4)-0.0000000050962196*POWER([.A6];4)*POWER([.B6];5)-0.0000000037363172*POWER([.A6];3)*POWER([.B6];6)+0.00000000071207327*POWER([.A6];2)*POWER([.B6];7)+0.000000002868094*[.A6]*POWER([.B6];8)+0.0000000036067889*POWER([.B6];9)-0.0000000000012206865*POWER([.A6];10)-0.000000000022425019*POWER([.A6];9)*[.B6]-0.0000000001242848*POWER([.A6];8)*POWER([.B6];2)+0.0000000016610629*POWER([.A6];7)*POWER([.B6];3)-0.0000000068508412*POWER([.A6];6)*POWER([.B6];4)+0.000000014044078*POWER([.A6];5)*POWER([.B6];5)-0.000000014289574*POWER([.A6];4)*POWER([.B6];6)+0.0000000016352949*POWER([.A6];3)*POWER([.B6];7)+0.000000012742981*POWER([.A6];2)*POWER([.B6];8)-0.000000012604629*[.A6]*POWER([.B6];9)+0.0000000036151763*POWER([.B6];10)+0.00000000000001532979*POWER([.A6];11)+0.00000000000005069084*POWER([.A6];10)*[.B6]+0.0000000000025379545*POWER([.A6];9)*POWER([.B6];2)-0.000000000023065704*POWER([.A6];8)*POWER([.B6];3)+0.000000000092813867*POWER([.A6];7)*POWER([.B6];4)-0.00000000021314264*POWER([.A6];6)*POWER([.B6];5)+0.00000000031996126*POWER([.A6];5)*POWER([.B6];6)-0.00000000037265161*POWER([.A6];4)*POWER([.B6];7)+0.00000000042745959*POWER([.A6];3)*POWER([.B6];8)-0.00000000046149453*POWER([.A6];2)*POWER([.B6];9)+0.00000000032145772*[.A6]*POWER([.B6];10)-0.00000000009086824*POWER([.B6];11)" office:value-type="float" office:value="43.3017729723136" calcext:value-type="float">
            <text:p>43.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7.8" calcext:value-type="float">
            <text:p>57.8</text:p>
          </table:table-cell>
          <table:table-cell table:formula="of:=-11.045987+0.00000000000014403709*[.A7]-0.00000000000002385173*[.B7]-2.7640108E-015*POWER([.A7];2)+1.1836462E-015*[.A7]*[.B7]+1.3089344E-016*POWER([.B7];2)+3.7145429E-016*POWER([.A7];3)+5.3739485E-017*POWER([.A7];2)*[.B7]-2.6621286E-016*[.A7]*POWER([.B7];2)-9.9756091E-016*POWER([.B7];3)-1.7659929E-015*POWER([.A7];4)-7.7627286E-016*POWER([.A7];3)*[.B7]-4.4240572E-015*POWER([.A7];2)*POWER([.B7];2)+7.2756468E-015*[.A7]*POWER([.B7];3)+6.8671378E-017*POWER([.B7];4)+4.4161457E-018*POWER([.A7];5)+0.00000000000002301393*POWER([.A7];4)*[.B7]-0.00000000000009272685*POWER([.A7];3)*POWER([.B7];2)+0.00000000000014227679*POWER([.A7];2)*POWER([.B7];3)+1.3813132E-015*[.A7]*POWER([.B7];4)-0.00000000000008908551*POWER([.B7];5)-3.2083904E-018*POWER([.A7];6)+0.00000000000043835463*POWER([.A7];5)*[.B7]-0.0000000000017662817*POWER([.A7];4)*POWER([.B7];2)+0.0000000000027106791*POWER([.A7];3)*POWER([.B7];3)+0.00000000000002302898*POWER([.A7];2)*POWER([.B7];4)-0.000000000001691626*[.A7]*POWER([.B7];5)-0.00000000000097967621*POWER([.B7];6)-3.2723579E-017*POWER([.A7];7)+0.0000000000079183085*POWER([.A7];6)*[.B7]-0.000000000031908966*POWER([.A7];5)*POWER([.B7];2)+0.000000000048993064*POWER([.A7];4)*POWER([.B7];3)+0.00000000000030894679*POWER([.A7];3)*POWER([.B7];4)-0.000000000030338928*POWER([.A7];2)*POWER([.B7];5)-0.000000000017920708*[.A7]*POWER([.B7];6)+0.0000000000036061871*POWER([.B7];7)-1.2647062E-015*POWER([.A7];8)+0.00000000012667891*POWER([.A7];7)*[.B7]-0.00000000051062117*POWER([.A7];6)*POWER([.B7];2)+0.00000000078492733*POWER([.A7];5)*POWER([.B7];3)+0.00000000000066079259*POWER([.A7];4)*POWER([.B7];4)-0.00000000047664397*POWER([.A7];3)*POWER([.B7];5)-0.00000000029566431*POWER([.A7];2)*POWER([.B7];6)+0.000000000058723381*[.A7]*POWER([.B7];7)+0.00000000022308964*POWER([.B7];8)-0.00000000000004198053*POWER([.A7];9)+0.0000000014471985*POWER([.A7];8)*[.B7]-0.000000005838778*POWER([.A7];7)*POWER([.B7];2)+0.0000000090121288*POWER([.A7];6)*POWER([.B7];3)-0.00000000016373567*POWER([.A7];5)*POWER([.B7];4)-0.0000000050962196*POWER([.A7];4)*POWER([.B7];5)-0.0000000037363172*POWER([.A7];3)*POWER([.B7];6)+0.00000000071207327*POWER([.A7];2)*POWER([.B7];7)+0.000000002868094*[.A7]*POWER([.B7];8)+0.0000000036067889*POWER([.B7];9)-0.0000000000012206865*POWER([.A7];10)-0.000000000022425019*POWER([.A7];9)*[.B7]-0.0000000001242848*POWER([.A7];8)*POWER([.B7];2)+0.0000000016610629*POWER([.A7];7)*POWER([.B7];3)-0.0000000068508412*POWER([.A7];6)*POWER([.B7];4)+0.000000014044078*POWER([.A7];5)*POWER([.B7];5)-0.000000014289574*POWER([.A7];4)*POWER([.B7];6)+0.0000000016352949*POWER([.A7];3)*POWER([.B7];7)+0.000000012742981*POWER([.A7];2)*POWER([.B7];8)-0.000000012604629*[.A7]*POWER([.B7];9)+0.0000000036151763*POWER([.B7];10)+0.00000000000001532979*POWER([.A7];11)+0.00000000000005069084*POWER([.A7];10)*[.B7]+0.0000000000025379545*POWER([.A7];9)*POWER([.B7];2)-0.000000000023065704*POWER([.A7];8)*POWER([.B7];3)+0.000000000092813867*POWER([.A7];7)*POWER([.B7];4)-0.00000000021314264*POWER([.A7];6)*POWER([.B7];5)+0.00000000031996126*POWER([.A7];5)*POWER([.B7];6)-0.00000000037265161*POWER([.A7];4)*POWER([.B7];7)+0.00000000042745959*POWER([.A7];3)*POWER([.B7];8)-0.00000000046149453*POWER([.A7];2)*POWER([.B7];9)+0.00000000032145772*[.A7]*POWER([.B7];10)-0.00000000009086824*POWER([.B7];11)" office:value-type="float" office:value="57.804732780407" calcext:value-type="float">
            <text:p>57.80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formula="of:=-11.045987+0.00000000000014403709*[.A8]-0.00000000000002385173*[.B8]-2.7640108E-015*POWER([.A8];2)+1.1836462E-015*[.A8]*[.B8]+1.3089344E-016*POWER([.B8];2)+3.7145429E-016*POWER([.A8];3)+5.3739485E-017*POWER([.A8];2)*[.B8]-2.6621286E-016*[.A8]*POWER([.B8];2)-9.9756091E-016*POWER([.B8];3)-1.7659929E-015*POWER([.A8];4)-7.7627286E-016*POWER([.A8];3)*[.B8]-4.4240572E-015*POWER([.A8];2)*POWER([.B8];2)+7.2756468E-015*[.A8]*POWER([.B8];3)+6.8671378E-017*POWER([.B8];4)+4.4161457E-018*POWER([.A8];5)+0.00000000000002301393*POWER([.A8];4)*[.B8]-0.00000000000009272685*POWER([.A8];3)*POWER([.B8];2)+0.00000000000014227679*POWER([.A8];2)*POWER([.B8];3)+1.3813132E-015*[.A8]*POWER([.B8];4)-0.00000000000008908551*POWER([.B8];5)-3.2083904E-018*POWER([.A8];6)+0.00000000000043835463*POWER([.A8];5)*[.B8]-0.0000000000017662817*POWER([.A8];4)*POWER([.B8];2)+0.0000000000027106791*POWER([.A8];3)*POWER([.B8];3)+0.00000000000002302898*POWER([.A8];2)*POWER([.B8];4)-0.000000000001691626*[.A8]*POWER([.B8];5)-0.00000000000097967621*POWER([.B8];6)-3.2723579E-017*POWER([.A8];7)+0.0000000000079183085*POWER([.A8];6)*[.B8]-0.000000000031908966*POWER([.A8];5)*POWER([.B8];2)+0.000000000048993064*POWER([.A8];4)*POWER([.B8];3)+0.00000000000030894679*POWER([.A8];3)*POWER([.B8];4)-0.000000000030338928*POWER([.A8];2)*POWER([.B8];5)-0.000000000017920708*[.A8]*POWER([.B8];6)+0.0000000000036061871*POWER([.B8];7)-1.2647062E-015*POWER([.A8];8)+0.00000000012667891*POWER([.A8];7)*[.B8]-0.00000000051062117*POWER([.A8];6)*POWER([.B8];2)+0.00000000078492733*POWER([.A8];5)*POWER([.B8];3)+0.00000000000066079259*POWER([.A8];4)*POWER([.B8];4)-0.00000000047664397*POWER([.A8];3)*POWER([.B8];5)-0.00000000029566431*POWER([.A8];2)*POWER([.B8];6)+0.000000000058723381*[.A8]*POWER([.B8];7)+0.00000000022308964*POWER([.B8];8)-0.00000000000004198053*POWER([.A8];9)+0.0000000014471985*POWER([.A8];8)*[.B8]-0.000000005838778*POWER([.A8];7)*POWER([.B8];2)+0.0000000090121288*POWER([.A8];6)*POWER([.B8];3)-0.00000000016373567*POWER([.A8];5)*POWER([.B8];4)-0.0000000050962196*POWER([.A8];4)*POWER([.B8];5)-0.0000000037363172*POWER([.A8];3)*POWER([.B8];6)+0.00000000071207327*POWER([.A8];2)*POWER([.B8];7)+0.000000002868094*[.A8]*POWER([.B8];8)+0.0000000036067889*POWER([.B8];9)-0.0000000000012206865*POWER([.A8];10)-0.000000000022425019*POWER([.A8];9)*[.B8]-0.0000000001242848*POWER([.A8];8)*POWER([.B8];2)+0.0000000016610629*POWER([.A8];7)*POWER([.B8];3)-0.0000000068508412*POWER([.A8];6)*POWER([.B8];4)+0.000000014044078*POWER([.A8];5)*POWER([.B8];5)-0.000000014289574*POWER([.A8];4)*POWER([.B8];6)+0.0000000016352949*POWER([.A8];3)*POWER([.B8];7)+0.000000012742981*POWER([.A8];2)*POWER([.B8];8)-0.000000012604629*[.A8]*POWER([.B8];9)+0.0000000036151763*POWER([.B8];10)+0.00000000000001532979*POWER([.A8];11)+0.00000000000005069084*POWER([.A8];10)*[.B8]+0.0000000000025379545*POWER([.A8];9)*POWER([.B8];2)-0.000000000023065704*POWER([.A8];8)*POWER([.B8];3)+0.000000000092813867*POWER([.A8];7)*POWER([.B8];4)-0.00000000021314264*POWER([.A8];6)*POWER([.B8];5)+0.00000000031996126*POWER([.A8];5)*POWER([.B8];6)-0.00000000037265161*POWER([.A8];4)*POWER([.B8];7)+0.00000000042745959*POWER([.A8];3)*POWER([.B8];8)-0.00000000046149453*POWER([.A8];2)*POWER([.B8];9)+0.00000000032145772*[.A8]*POWER([.B8];10)-0.00000000009086824*POWER([.B8];11)" office:value-type="float" office:value="65.0080871673999" calcext:value-type="float">
            <text:p>65.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72.2" calcext:value-type="float">
            <text:p>72.2</text:p>
          </table:table-cell>
          <table:table-cell table:formula="of:=-11.045987+0.00000000000014403709*[.A9]-0.00000000000002385173*[.B9]-2.7640108E-015*POWER([.A9];2)+1.1836462E-015*[.A9]*[.B9]+1.3089344E-016*POWER([.B9];2)+3.7145429E-016*POWER([.A9];3)+5.3739485E-017*POWER([.A9];2)*[.B9]-2.6621286E-016*[.A9]*POWER([.B9];2)-9.9756091E-016*POWER([.B9];3)-1.7659929E-015*POWER([.A9];4)-7.7627286E-016*POWER([.A9];3)*[.B9]-4.4240572E-015*POWER([.A9];2)*POWER([.B9];2)+7.2756468E-015*[.A9]*POWER([.B9];3)+6.8671378E-017*POWER([.B9];4)+4.4161457E-018*POWER([.A9];5)+0.00000000000002301393*POWER([.A9];4)*[.B9]-0.00000000000009272685*POWER([.A9];3)*POWER([.B9];2)+0.00000000000014227679*POWER([.A9];2)*POWER([.B9];3)+1.3813132E-015*[.A9]*POWER([.B9];4)-0.00000000000008908551*POWER([.B9];5)-3.2083904E-018*POWER([.A9];6)+0.00000000000043835463*POWER([.A9];5)*[.B9]-0.0000000000017662817*POWER([.A9];4)*POWER([.B9];2)+0.0000000000027106791*POWER([.A9];3)*POWER([.B9];3)+0.00000000000002302898*POWER([.A9];2)*POWER([.B9];4)-0.000000000001691626*[.A9]*POWER([.B9];5)-0.00000000000097967621*POWER([.B9];6)-3.2723579E-017*POWER([.A9];7)+0.0000000000079183085*POWER([.A9];6)*[.B9]-0.000000000031908966*POWER([.A9];5)*POWER([.B9];2)+0.000000000048993064*POWER([.A9];4)*POWER([.B9];3)+0.00000000000030894679*POWER([.A9];3)*POWER([.B9];4)-0.000000000030338928*POWER([.A9];2)*POWER([.B9];5)-0.000000000017920708*[.A9]*POWER([.B9];6)+0.0000000000036061871*POWER([.B9];7)-1.2647062E-015*POWER([.A9];8)+0.00000000012667891*POWER([.A9];7)*[.B9]-0.00000000051062117*POWER([.A9];6)*POWER([.B9];2)+0.00000000078492733*POWER([.A9];5)*POWER([.B9];3)+0.00000000000066079259*POWER([.A9];4)*POWER([.B9];4)-0.00000000047664397*POWER([.A9];3)*POWER([.B9];5)-0.00000000029566431*POWER([.A9];2)*POWER([.B9];6)+0.000000000058723381*[.A9]*POWER([.B9];7)+0.00000000022308964*POWER([.B9];8)-0.00000000000004198053*POWER([.A9];9)+0.0000000014471985*POWER([.A9];8)*[.B9]-0.000000005838778*POWER([.A9];7)*POWER([.B9];2)+0.0000000090121288*POWER([.A9];6)*POWER([.B9];3)-0.00000000016373567*POWER([.A9];5)*POWER([.B9];4)-0.0000000050962196*POWER([.A9];4)*POWER([.B9];5)-0.0000000037363172*POWER([.A9];3)*POWER([.B9];6)+0.00000000071207327*POWER([.A9];2)*POWER([.B9];7)+0.000000002868094*[.A9]*POWER([.B9];8)+0.0000000036067889*POWER([.B9];9)-0.0000000000012206865*POWER([.A9];10)-0.000000000022425019*POWER([.A9];9)*[.B9]-0.0000000001242848*POWER([.A9];8)*POWER([.B9];2)+0.0000000016610629*POWER([.A9];7)*POWER([.B9];3)-0.0000000068508412*POWER([.A9];6)*POWER([.B9];4)+0.000000014044078*POWER([.A9];5)*POWER([.B9];5)-0.000000014289574*POWER([.A9];4)*POWER([.B9];6)+0.0000000016352949*POWER([.A9];3)*POWER([.B9];7)+0.000000012742981*POWER([.A9];2)*POWER([.B9];8)-0.000000012604629*[.A9]*POWER([.B9];9)+0.0000000036151763*POWER([.B9];10)+0.00000000000001532979*POWER([.A9];11)+0.00000000000005069084*POWER([.A9];10)*[.B9]+0.0000000000025379545*POWER([.A9];9)*POWER([.B9];2)-0.000000000023065704*POWER([.A9];8)*POWER([.B9];3)+0.000000000092813867*POWER([.A9];7)*POWER([.B9];4)-0.00000000021314264*POWER([.A9];6)*POWER([.B9];5)+0.00000000031996126*POWER([.A9];5)*POWER([.B9];6)-0.00000000037265161*POWER([.A9];4)*POWER([.B9];7)+0.00000000042745959*POWER([.A9];3)*POWER([.B9];8)-0.00000000046149453*POWER([.A9];2)*POWER([.B9];9)+0.00000000032145772*[.A9]*POWER([.B9];10)-0.00000000009086824*POWER([.B9];11)" office:value-type="float" office:value="72.2196613540873" calcext:value-type="float">
            <text:p>72.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86.7" calcext:value-type="float">
            <text:p>86.7</text:p>
          </table:table-cell>
          <table:table-cell table:formula="of:=-11.045987+0.00000000000014403709*[.A10]-0.00000000000002385173*[.B10]-2.7640108E-015*POWER([.A10];2)+1.1836462E-015*[.A10]*[.B10]+1.3089344E-016*POWER([.B10];2)+3.7145429E-016*POWER([.A10];3)+5.3739485E-017*POWER([.A10];2)*[.B10]-2.6621286E-016*[.A10]*POWER([.B10];2)-9.9756091E-016*POWER([.B10];3)-1.7659929E-015*POWER([.A10];4)-7.7627286E-016*POWER([.A10];3)*[.B10]-4.4240572E-015*POWER([.A10];2)*POWER([.B10];2)+7.2756468E-015*[.A10]*POWER([.B10];3)+6.8671378E-017*POWER([.B10];4)+4.4161457E-018*POWER([.A10];5)+0.00000000000002301393*POWER([.A10];4)*[.B10]-0.00000000000009272685*POWER([.A10];3)*POWER([.B10];2)+0.00000000000014227679*POWER([.A10];2)*POWER([.B10];3)+1.3813132E-015*[.A10]*POWER([.B10];4)-0.00000000000008908551*POWER([.B10];5)-3.2083904E-018*POWER([.A10];6)+0.00000000000043835463*POWER([.A10];5)*[.B10]-0.0000000000017662817*POWER([.A10];4)*POWER([.B10];2)+0.0000000000027106791*POWER([.A10];3)*POWER([.B10];3)+0.00000000000002302898*POWER([.A10];2)*POWER([.B10];4)-0.000000000001691626*[.A10]*POWER([.B10];5)-0.00000000000097967621*POWER([.B10];6)-3.2723579E-017*POWER([.A10];7)+0.0000000000079183085*POWER([.A10];6)*[.B10]-0.000000000031908966*POWER([.A10];5)*POWER([.B10];2)+0.000000000048993064*POWER([.A10];4)*POWER([.B10];3)+0.00000000000030894679*POWER([.A10];3)*POWER([.B10];4)-0.000000000030338928*POWER([.A10];2)*POWER([.B10];5)-0.000000000017920708*[.A10]*POWER([.B10];6)+0.0000000000036061871*POWER([.B10];7)-1.2647062E-015*POWER([.A10];8)+0.00000000012667891*POWER([.A10];7)*[.B10]-0.00000000051062117*POWER([.A10];6)*POWER([.B10];2)+0.00000000078492733*POWER([.A10];5)*POWER([.B10];3)+0.00000000000066079259*POWER([.A10];4)*POWER([.B10];4)-0.00000000047664397*POWER([.A10];3)*POWER([.B10];5)-0.00000000029566431*POWER([.A10];2)*POWER([.B10];6)+0.000000000058723381*[.A10]*POWER([.B10];7)+0.00000000022308964*POWER([.B10];8)-0.00000000000004198053*POWER([.A10];9)+0.0000000014471985*POWER([.A10];8)*[.B10]-0.000000005838778*POWER([.A10];7)*POWER([.B10];2)+0.0000000090121288*POWER([.A10];6)*POWER([.B10];3)-0.00000000016373567*POWER([.A10];5)*POWER([.B10];4)-0.0000000050962196*POWER([.A10];4)*POWER([.B10];5)-0.0000000037363172*POWER([.A10];3)*POWER([.B10];6)+0.00000000071207327*POWER([.A10];2)*POWER([.B10];7)+0.000000002868094*[.A10]*POWER([.B10];8)+0.0000000036067889*POWER([.B10];9)-0.0000000000012206865*POWER([.A10];10)-0.000000000022425019*POWER([.A10];9)*[.B10]-0.0000000001242848*POWER([.A10];8)*POWER([.B10];2)+0.0000000016610629*POWER([.A10];7)*POWER([.B10];3)-0.0000000068508412*POWER([.A10];6)*POWER([.B10];4)+0.000000014044078*POWER([.A10];5)*POWER([.B10];5)-0.000000014289574*POWER([.A10];4)*POWER([.B10];6)+0.0000000016352949*POWER([.A10];3)*POWER([.B10];7)+0.000000012742981*POWER([.A10];2)*POWER([.B10];8)-0.000000012604629*[.A10]*POWER([.B10];9)+0.0000000036151763*POWER([.B10];10)+0.00000000000001532979*POWER([.A10];11)+0.00000000000005069084*POWER([.A10];10)*[.B10]+0.0000000000025379545*POWER([.A10];9)*POWER([.B10];2)-0.000000000023065704*POWER([.A10];8)*POWER([.B10];3)+0.000000000092813867*POWER([.A10];7)*POWER([.B10];4)-0.00000000021314264*POWER([.A10];6)*POWER([.B10];5)+0.00000000031996126*POWER([.A10];5)*POWER([.B10];6)-0.00000000037265161*POWER([.A10];4)*POWER([.B10];7)+0.00000000042745959*POWER([.A10];3)*POWER([.B10];8)-0.00000000046149453*POWER([.A10];2)*POWER([.B10];9)+0.00000000032145772*[.A10]*POWER([.B10];10)-0.00000000009086824*POWER([.B10];11)" office:value-type="float" office:value="86.7143134830985" calcext:value-type="float">
            <text:p>86.7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ndwidth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Data rat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-106.78867+0.00000000020279734*[.A14]-0.000000000039229983*[.B14]+0.0000000000083483829*POWER([.A14];2)-0.000000000001248103*[.A14]*[.B14]+0.00000000000035978001*POWER([.B14];2)+0.00000000000099649476*POWER([.A14];3)+0.00000000000018536566*POWER([.A14];2)*[.B14]-0.0000000000011405959*[.A14]*POWER([.B14];2)-0.0000000000057212857*POWER([.B14];3)-0.000000000020970316*POWER([.A14];4)-0.000000000017174365*POWER([.A14];3)*[.B14]-0.000000000026781587*POWER([.A14];2)*POWER([.B14];2)+0.000000000089200582*[.A14]*POWER([.B14];3)-0.00000000014482835*POWER([.B14];4)-0.00000000000003413568*POWER([.A14];5)+0.000000000071919222*POWER([.A14];4)*[.B14]-0.00000000050436162*POWER([.A14];3)*POWER([.B14];2)+0.000000001689477*POWER([.A14];2)*POWER([.B14];3)-0.0000000027576159*[.A14]*POWER([.B14];4)+0.000000001486247*POWER([.B14];5)-0.00000000000001464121*POWER([.A14];6)+0.0000000012989387*POWER([.A14];5)*[.B14]-0.0000000091101832*POWER([.A14];4)*POWER([.B14];2)+0.00000003051695*POWER([.A14];3)*POWER([.B14];3)-0.000000049814264*POWER([.A14];2)*POWER([.B14];4)+0.000000026848093*[.A14]*POWER([.B14];5)+0.000000030833637*POWER([.B14];6)-0.00000000000075112807*POWER([.A14];7)+0.000000020778042*POWER([.A14];6)*[.B14]-0.0000001457284*POWER([.A14];5)*POWER([.B14];2)+0.00000048816659*POWER([.A14];4)*POWER([.B14];3)-0.00000079690278*POWER([.A14];3)*POWER([.B14];4)+0.00000042963255*POWER([.A14];2)*POWER([.B14];5)+0.00000049300132*[.A14]*POWER([.B14];6)-0.00000082782317*POWER([.B14];7)-0.000000000026953568*POWER([.A14];8)+0.00000023726481*POWER([.A14];7)*[.B14]-0.0000016640905*POWER([.A14];6)*POWER([.B14];2)+0.0000055748625*POWER([.A14];5)*POWER([.B14];3)-0.0000091024418*POWER([.A14];4)*POWER([.B14];4)+0.0000049126092*POWER([.A14];3)*POWER([.B14];5)+0.000005620826*POWER([.A14];2)*POWER([.B14];6)-0.0000094478699*[.A14]*POWER([.B14];7)+0.0000040066185*POWER([.B14];8)-0.000000000026192607*POWER([.A14];9)-0.000000008205252*POWER([.A14];8)*[.B14]+0.00000005509179*POWER([.A14];7)*POWER([.B14];2)-0.00000016735126*POWER([.A14];6)*POWER([.B14];3)+0.0000002007242*POWER([.A14];5)*POWER([.B14];4)+0.00000010090613*POWER([.A14];4)*POWER([.B14];5)-0.00000053896244*POWER([.A14];3)*POWER([.B14];6)+0.00000051863096*POWER([.A14];2)*POWER([.B14];7)-0.00000012132887*[.A14]*POWER([.B14];8)-0.000000047681256*POWER([.B14];9)+0.00000000000032730282*POWER([.A14];10)+0.000000000065623573*POWER([.A14];9)*[.B14]-0.00000000043123182*POWER([.A14];8)*POWER([.B14];2)+0.0000000012470767*POWER([.A14];7)*POWER([.B14];3)-0.0000000012438263*POWER([.A14];6)*POWER([.B14];4)-0.0000000014388632*POWER([.A14];5)*POWER([.B14];5)+0.0000000044590427*POWER([.A14];4)*POWER([.B14];6)-0.0000000030158382*POWER([.A14];3)*POWER([.B14];7)-0.00000000053747438*POWER([.A14];2)*POWER([.B14];8)+0.00000000076386821*[.A14]*POWER([.B14];9)+0.0000000002559698*POWER([.B14];10)" office:value-type="float" office:value="15.1103139886003" calcext:value-type="float">
            <text:p>15.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-106.78867+0.00000000020279734*[.A15]-0.000000000039229983*[.B15]+0.0000000000083483829*POWER([.A15];2)-0.000000000001248103*[.A15]*[.B15]+0.00000000000035978001*POWER([.B15];2)+0.00000000000099649476*POWER([.A15];3)+0.00000000000018536566*POWER([.A15];2)*[.B15]-0.0000000000011405959*[.A15]*POWER([.B15];2)-0.0000000000057212857*POWER([.B15];3)-0.000000000020970316*POWER([.A15];4)-0.000000000017174365*POWER([.A15];3)*[.B15]-0.000000000026781587*POWER([.A15];2)*POWER([.B15];2)+0.000000000089200582*[.A15]*POWER([.B15];3)-0.00000000014482835*POWER([.B15];4)-0.00000000000003413568*POWER([.A15];5)+0.000000000071919222*POWER([.A15];4)*[.B15]-0.00000000050436162*POWER([.A15];3)*POWER([.B15];2)+0.000000001689477*POWER([.A15];2)*POWER([.B15];3)-0.0000000027576159*[.A15]*POWER([.B15];4)+0.000000001486247*POWER([.B15];5)-0.00000000000001464121*POWER([.A15];6)+0.0000000012989387*POWER([.A15];5)*[.B15]-0.0000000091101832*POWER([.A15];4)*POWER([.B15];2)+0.00000003051695*POWER([.A15];3)*POWER([.B15];3)-0.000000049814264*POWER([.A15];2)*POWER([.B15];4)+0.000000026848093*[.A15]*POWER([.B15];5)+0.000000030833637*POWER([.B15];6)-0.00000000000075112807*POWER([.A15];7)+0.000000020778042*POWER([.A15];6)*[.B15]-0.0000001457284*POWER([.A15];5)*POWER([.B15];2)+0.00000048816659*POWER([.A15];4)*POWER([.B15];3)-0.00000079690278*POWER([.A15];3)*POWER([.B15];4)+0.00000042963255*POWER([.A15];2)*POWER([.B15];5)+0.00000049300132*[.A15]*POWER([.B15];6)-0.00000082782317*POWER([.B15];7)-0.000000000026953568*POWER([.A15];8)+0.00000023726481*POWER([.A15];7)*[.B15]-0.0000016640905*POWER([.A15];6)*POWER([.B15];2)+0.0000055748625*POWER([.A15];5)*POWER([.B15];3)-0.0000091024418*POWER([.A15];4)*POWER([.B15];4)+0.0000049126092*POWER([.A15];3)*POWER([.B15];5)+0.000005620826*POWER([.A15];2)*POWER([.B15];6)-0.0000094478699*[.A15]*POWER([.B15];7)+0.0000040066185*POWER([.B15];8)-0.000000000026192607*POWER([.A15];9)-0.000000008205252*POWER([.A15];8)*[.B15]+0.00000005509179*POWER([.A15];7)*POWER([.B15];2)-0.00000016735126*POWER([.A15];6)*POWER([.B15];3)+0.0000002007242*POWER([.A15];5)*POWER([.B15];4)+0.00000010090613*POWER([.A15];4)*POWER([.B15];5)-0.00000053896244*POWER([.A15];3)*POWER([.B15];6)+0.00000051863096*POWER([.A15];2)*POWER([.B15];7)-0.00000012132887*[.A15]*POWER([.B15];8)-0.000000047681256*POWER([.B15];9)+0.00000000000032730282*POWER([.A15];10)+0.000000000065623573*POWER([.A15];9)*[.B15]-0.00000000043123182*POWER([.A15];8)*POWER([.B15];2)+0.0000000012470767*POWER([.A15];7)*POWER([.B15];3)-0.0000000012438263*POWER([.A15];6)*POWER([.B15];4)-0.0000000014388632*POWER([.A15];5)*POWER([.B15];5)+0.0000000044590427*POWER([.A15];4)*POWER([.B15];6)-0.0000000030158382*POWER([.A15];3)*POWER([.B15];7)-0.00000000053747438*POWER([.A15];2)*POWER([.B15];8)+0.00000000076386821*[.A15]*POWER([.B15];9)+0.0000000002559698*POWER([.B15];10)" office:value-type="float" office:value="29.8464754370671" calcext:value-type="float">
            <text:p>29.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formula="of:=-106.78867+0.00000000020279734*[.A16]-0.000000000039229983*[.B16]+0.0000000000083483829*POWER([.A16];2)-0.000000000001248103*[.A16]*[.B16]+0.00000000000035978001*POWER([.B16];2)+0.00000000000099649476*POWER([.A16];3)+0.00000000000018536566*POWER([.A16];2)*[.B16]-0.0000000000011405959*[.A16]*POWER([.B16];2)-0.0000000000057212857*POWER([.B16];3)-0.000000000020970316*POWER([.A16];4)-0.000000000017174365*POWER([.A16];3)*[.B16]-0.000000000026781587*POWER([.A16];2)*POWER([.B16];2)+0.000000000089200582*[.A16]*POWER([.B16];3)-0.00000000014482835*POWER([.B16];4)-0.00000000000003413568*POWER([.A16];5)+0.000000000071919222*POWER([.A16];4)*[.B16]-0.00000000050436162*POWER([.A16];3)*POWER([.B16];2)+0.000000001689477*POWER([.A16];2)*POWER([.B16];3)-0.0000000027576159*[.A16]*POWER([.B16];4)+0.000000001486247*POWER([.B16];5)-0.00000000000001464121*POWER([.A16];6)+0.0000000012989387*POWER([.A16];5)*[.B16]-0.0000000091101832*POWER([.A16];4)*POWER([.B16];2)+0.00000003051695*POWER([.A16];3)*POWER([.B16];3)-0.000000049814264*POWER([.A16];2)*POWER([.B16];4)+0.000000026848093*[.A16]*POWER([.B16];5)+0.000000030833637*POWER([.B16];6)-0.00000000000075112807*POWER([.A16];7)+0.000000020778042*POWER([.A16];6)*[.B16]-0.0000001457284*POWER([.A16];5)*POWER([.B16];2)+0.00000048816659*POWER([.A16];4)*POWER([.B16];3)-0.00000079690278*POWER([.A16];3)*POWER([.B16];4)+0.00000042963255*POWER([.A16];2)*POWER([.B16];5)+0.00000049300132*[.A16]*POWER([.B16];6)-0.00000082782317*POWER([.B16];7)-0.000000000026953568*POWER([.A16];8)+0.00000023726481*POWER([.A16];7)*[.B16]-0.0000016640905*POWER([.A16];6)*POWER([.B16];2)+0.0000055748625*POWER([.A16];5)*POWER([.B16];3)-0.0000091024418*POWER([.A16];4)*POWER([.B16];4)+0.0000049126092*POWER([.A16];3)*POWER([.B16];5)+0.000005620826*POWER([.A16];2)*POWER([.B16];6)-0.0000094478699*[.A16]*POWER([.B16];7)+0.0000040066185*POWER([.B16];8)-0.000000000026192607*POWER([.A16];9)-0.000000008205252*POWER([.A16];8)*[.B16]+0.00000005509179*POWER([.A16];7)*POWER([.B16];2)-0.00000016735126*POWER([.A16];6)*POWER([.B16];3)+0.0000002007242*POWER([.A16];5)*POWER([.B16];4)+0.00000010090613*POWER([.A16];4)*POWER([.B16];5)-0.00000053896244*POWER([.A16];3)*POWER([.B16];6)+0.00000051863096*POWER([.A16];2)*POWER([.B16];7)-0.00000012132887*[.A16]*POWER([.B16];8)-0.000000047681256*POWER([.B16];9)+0.00000000000032730282*POWER([.A16];10)+0.000000000065623573*POWER([.A16];9)*[.B16]-0.00000000043123182*POWER([.A16];8)*POWER([.B16];2)+0.0000000012470767*POWER([.A16];7)*POWER([.B16];3)-0.0000000012438263*POWER([.A16];6)*POWER([.B16];4)-0.0000000014388632*POWER([.A16];5)*POWER([.B16];5)+0.0000000044590427*POWER([.A16];4)*POWER([.B16];6)-0.0000000030158382*POWER([.A16];3)*POWER([.B16];7)-0.00000000053747438*POWER([.A16];2)*POWER([.B16];8)+0.00000000076386821*[.A16]*POWER([.B16];9)+0.0000000002559698*POWER([.B16];10)" office:value-type="float" office:value="44.9309013046982" calcext:value-type="float">
            <text:p>44.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table:formula="of:=-106.78867+0.00000000020279734*[.A17]-0.000000000039229983*[.B17]+0.0000000000083483829*POWER([.A17];2)-0.000000000001248103*[.A17]*[.B17]+0.00000000000035978001*POWER([.B17];2)+0.00000000000099649476*POWER([.A17];3)+0.00000000000018536566*POWER([.A17];2)*[.B17]-0.0000000000011405959*[.A17]*POWER([.B17];2)-0.0000000000057212857*POWER([.B17];3)-0.000000000020970316*POWER([.A17];4)-0.000000000017174365*POWER([.A17];3)*[.B17]-0.000000000026781587*POWER([.A17];2)*POWER([.B17];2)+0.000000000089200582*[.A17]*POWER([.B17];3)-0.00000000014482835*POWER([.B17];4)-0.00000000000003413568*POWER([.A17];5)+0.000000000071919222*POWER([.A17];4)*[.B17]-0.00000000050436162*POWER([.A17];3)*POWER([.B17];2)+0.000000001689477*POWER([.A17];2)*POWER([.B17];3)-0.0000000027576159*[.A17]*POWER([.B17];4)+0.000000001486247*POWER([.B17];5)-0.00000000000001464121*POWER([.A17];6)+0.0000000012989387*POWER([.A17];5)*[.B17]-0.0000000091101832*POWER([.A17];4)*POWER([.B17];2)+0.00000003051695*POWER([.A17];3)*POWER([.B17];3)-0.000000049814264*POWER([.A17];2)*POWER([.B17];4)+0.000000026848093*[.A17]*POWER([.B17];5)+0.000000030833637*POWER([.B17];6)-0.00000000000075112807*POWER([.A17];7)+0.000000020778042*POWER([.A17];6)*[.B17]-0.0000001457284*POWER([.A17];5)*POWER([.B17];2)+0.00000048816659*POWER([.A17];4)*POWER([.B17];3)-0.00000079690278*POWER([.A17];3)*POWER([.B17];4)+0.00000042963255*POWER([.A17];2)*POWER([.B17];5)+0.00000049300132*[.A17]*POWER([.B17];6)-0.00000082782317*POWER([.B17];7)-0.000000000026953568*POWER([.A17];8)+0.00000023726481*POWER([.A17];7)*[.B17]-0.0000016640905*POWER([.A17];6)*POWER([.B17];2)+0.0000055748625*POWER([.A17];5)*POWER([.B17];3)-0.0000091024418*POWER([.A17];4)*POWER([.B17];4)+0.0000049126092*POWER([.A17];3)*POWER([.B17];5)+0.000005620826*POWER([.A17];2)*POWER([.B17];6)-0.0000094478699*[.A17]*POWER([.B17];7)+0.0000040066185*POWER([.B17];8)-0.000000000026192607*POWER([.A17];9)-0.000000008205252*POWER([.A17];8)*[.B17]+0.00000005509179*POWER([.A17];7)*POWER([.B17];2)-0.00000016735126*POWER([.A17];6)*POWER([.B17];3)+0.0000002007242*POWER([.A17];5)*POWER([.B17];4)+0.00000010090613*POWER([.A17];4)*POWER([.B17];5)-0.00000053896244*POWER([.A17];3)*POWER([.B17];6)+0.00000051863096*POWER([.A17];2)*POWER([.B17];7)-0.00000012132887*[.A17]*POWER([.B17];8)-0.000000047681256*POWER([.B17];9)+0.00000000000032730282*POWER([.A17];10)+0.000000000065623573*POWER([.A17];9)*[.B17]-0.00000000043123182*POWER([.A17];8)*POWER([.B17];2)+0.0000000012470767*POWER([.A17];7)*POWER([.B17];3)-0.0000000012438263*POWER([.A17];6)*POWER([.B17];4)-0.0000000014388632*POWER([.A17];5)*POWER([.B17];5)+0.0000000044590427*POWER([.A17];4)*POWER([.B17];6)-0.0000000030158382*POWER([.A17];3)*POWER([.B17];7)-0.00000000053747438*POWER([.A17];2)*POWER([.B17];8)+0.00000000076386821*[.A17]*POWER([.B17];9)+0.0000000002559698*POWER([.B17];10)" office:value-type="float" office:value="60.0327471192503" calcext:value-type="float">
            <text:p>60.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table:formula="of:=-106.78867+0.00000000020279734*[.A18]-0.000000000039229983*[.B18]+0.0000000000083483829*POWER([.A18];2)-0.000000000001248103*[.A18]*[.B18]+0.00000000000035978001*POWER([.B18];2)+0.00000000000099649476*POWER([.A18];3)+0.00000000000018536566*POWER([.A18];2)*[.B18]-0.0000000000011405959*[.A18]*POWER([.B18];2)-0.0000000000057212857*POWER([.B18];3)-0.000000000020970316*POWER([.A18];4)-0.000000000017174365*POWER([.A18];3)*[.B18]-0.000000000026781587*POWER([.A18];2)*POWER([.B18];2)+0.000000000089200582*[.A18]*POWER([.B18];3)-0.00000000014482835*POWER([.B18];4)-0.00000000000003413568*POWER([.A18];5)+0.000000000071919222*POWER([.A18];4)*[.B18]-0.00000000050436162*POWER([.A18];3)*POWER([.B18];2)+0.000000001689477*POWER([.A18];2)*POWER([.B18];3)-0.0000000027576159*[.A18]*POWER([.B18];4)+0.000000001486247*POWER([.B18];5)-0.00000000000001464121*POWER([.A18];6)+0.0000000012989387*POWER([.A18];5)*[.B18]-0.0000000091101832*POWER([.A18];4)*POWER([.B18];2)+0.00000003051695*POWER([.A18];3)*POWER([.B18];3)-0.000000049814264*POWER([.A18];2)*POWER([.B18];4)+0.000000026848093*[.A18]*POWER([.B18];5)+0.000000030833637*POWER([.B18];6)-0.00000000000075112807*POWER([.A18];7)+0.000000020778042*POWER([.A18];6)*[.B18]-0.0000001457284*POWER([.A18];5)*POWER([.B18];2)+0.00000048816659*POWER([.A18];4)*POWER([.B18];3)-0.00000079690278*POWER([.A18];3)*POWER([.B18];4)+0.00000042963255*POWER([.A18];2)*POWER([.B18];5)+0.00000049300132*[.A18]*POWER([.B18];6)-0.00000082782317*POWER([.B18];7)-0.000000000026953568*POWER([.A18];8)+0.00000023726481*POWER([.A18];7)*[.B18]-0.0000016640905*POWER([.A18];6)*POWER([.B18];2)+0.0000055748625*POWER([.A18];5)*POWER([.B18];3)-0.0000091024418*POWER([.A18];4)*POWER([.B18];4)+0.0000049126092*POWER([.A18];3)*POWER([.B18];5)+0.000005620826*POWER([.A18];2)*POWER([.B18];6)-0.0000094478699*[.A18]*POWER([.B18];7)+0.0000040066185*POWER([.B18];8)-0.000000000026192607*POWER([.A18];9)-0.000000008205252*POWER([.A18];8)*[.B18]+0.00000005509179*POWER([.A18];7)*POWER([.B18];2)-0.00000016735126*POWER([.A18];6)*POWER([.B18];3)+0.0000002007242*POWER([.A18];5)*POWER([.B18];4)+0.00000010090613*POWER([.A18];4)*POWER([.B18];5)-0.00000053896244*POWER([.A18];3)*POWER([.B18];6)+0.00000051863096*POWER([.A18];2)*POWER([.B18];7)-0.00000012132887*[.A18]*POWER([.B18];8)-0.000000047681256*POWER([.B18];9)+0.00000000000032730282*POWER([.A18];10)+0.000000000065623573*POWER([.A18];9)*[.B18]-0.00000000043123182*POWER([.A18];8)*POWER([.B18];2)+0.0000000012470767*POWER([.A18];7)*POWER([.B18];3)-0.0000000012438263*POWER([.A18];6)*POWER([.B18];4)-0.0000000014388632*POWER([.A18];5)*POWER([.B18];5)+0.0000000044590427*POWER([.A18];4)*POWER([.B18];6)-0.0000000030158382*POWER([.A18];3)*POWER([.B18];7)-0.00000000053747438*POWER([.A18];2)*POWER([.B18];8)+0.00000000076386821*[.A18]*POWER([.B18];9)+0.0000000002559698*POWER([.B18];10)" office:value-type="float" office:value="90.1251711988492" calcext:value-type="float">
            <text:p>90.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table:formula="of:=-106.78867+0.00000000020279734*[.A19]-0.000000000039229983*[.B19]+0.0000000000083483829*POWER([.A19];2)-0.000000000001248103*[.A19]*[.B19]+0.00000000000035978001*POWER([.B19];2)+0.00000000000099649476*POWER([.A19];3)+0.00000000000018536566*POWER([.A19];2)*[.B19]-0.0000000000011405959*[.A19]*POWER([.B19];2)-0.0000000000057212857*POWER([.B19];3)-0.000000000020970316*POWER([.A19];4)-0.000000000017174365*POWER([.A19];3)*[.B19]-0.000000000026781587*POWER([.A19];2)*POWER([.B19];2)+0.000000000089200582*[.A19]*POWER([.B19];3)-0.00000000014482835*POWER([.B19];4)-0.00000000000003413568*POWER([.A19];5)+0.000000000071919222*POWER([.A19];4)*[.B19]-0.00000000050436162*POWER([.A19];3)*POWER([.B19];2)+0.000000001689477*POWER([.A19];2)*POWER([.B19];3)-0.0000000027576159*[.A19]*POWER([.B19];4)+0.000000001486247*POWER([.B19];5)-0.00000000000001464121*POWER([.A19];6)+0.0000000012989387*POWER([.A19];5)*[.B19]-0.0000000091101832*POWER([.A19];4)*POWER([.B19];2)+0.00000003051695*POWER([.A19];3)*POWER([.B19];3)-0.000000049814264*POWER([.A19];2)*POWER([.B19];4)+0.000000026848093*[.A19]*POWER([.B19];5)+0.000000030833637*POWER([.B19];6)-0.00000000000075112807*POWER([.A19];7)+0.000000020778042*POWER([.A19];6)*[.B19]-0.0000001457284*POWER([.A19];5)*POWER([.B19];2)+0.00000048816659*POWER([.A19];4)*POWER([.B19];3)-0.00000079690278*POWER([.A19];3)*POWER([.B19];4)+0.00000042963255*POWER([.A19];2)*POWER([.B19];5)+0.00000049300132*[.A19]*POWER([.B19];6)-0.00000082782317*POWER([.B19];7)-0.000000000026953568*POWER([.A19];8)+0.00000023726481*POWER([.A19];7)*[.B19]-0.0000016640905*POWER([.A19];6)*POWER([.B19];2)+0.0000055748625*POWER([.A19];5)*POWER([.B19];3)-0.0000091024418*POWER([.A19];4)*POWER([.B19];4)+0.0000049126092*POWER([.A19];3)*POWER([.B19];5)+0.000005620826*POWER([.A19];2)*POWER([.B19];6)-0.0000094478699*[.A19]*POWER([.B19];7)+0.0000040066185*POWER([.B19];8)-0.000000000026192607*POWER([.A19];9)-0.000000008205252*POWER([.A19];8)*[.B19]+0.00000005509179*POWER([.A19];7)*POWER([.B19];2)-0.00000016735126*POWER([.A19];6)*POWER([.B19];3)+0.0000002007242*POWER([.A19];5)*POWER([.B19];4)+0.00000010090613*POWER([.A19];4)*POWER([.B19];5)-0.00000053896244*POWER([.A19];3)*POWER([.B19];6)+0.00000051863096*POWER([.A19];2)*POWER([.B19];7)-0.00000012132887*[.A19]*POWER([.B19];8)-0.000000047681256*POWER([.B19];9)+0.00000000000032730282*POWER([.A19];10)+0.000000000065623573*POWER([.A19];9)*[.B19]-0.00000000043123182*POWER([.A19];8)*POWER([.B19];2)+0.0000000012470767*POWER([.A19];7)*POWER([.B19];3)-0.0000000012438263*POWER([.A19];6)*POWER([.B19];4)-0.0000000014388632*POWER([.A19];5)*POWER([.B19];5)+0.0000000044590427*POWER([.A19];4)*POWER([.B19];6)-0.0000000030158382*POWER([.A19];3)*POWER([.B19];7)-0.00000000053747438*POWER([.A19];2)*POWER([.B19];8)+0.00000000076386821*[.A19]*POWER([.B19];9)+0.0000000002559698*POWER([.B19];10)" office:value-type="float" office:value="120.004865253151" calcext:value-type="float">
            <text:p>120.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35" calcext:value-type="float">
            <text:p>135</text:p>
          </table:table-cell>
          <table:table-cell table:formula="of:=-106.78867+0.00000000020279734*[.A20]-0.000000000039229983*[.B20]+0.0000000000083483829*POWER([.A20];2)-0.000000000001248103*[.A20]*[.B20]+0.00000000000035978001*POWER([.B20];2)+0.00000000000099649476*POWER([.A20];3)+0.00000000000018536566*POWER([.A20];2)*[.B20]-0.0000000000011405959*[.A20]*POWER([.B20];2)-0.0000000000057212857*POWER([.B20];3)-0.000000000020970316*POWER([.A20];4)-0.000000000017174365*POWER([.A20];3)*[.B20]-0.000000000026781587*POWER([.A20];2)*POWER([.B20];2)+0.000000000089200582*[.A20]*POWER([.B20];3)-0.00000000014482835*POWER([.B20];4)-0.00000000000003413568*POWER([.A20];5)+0.000000000071919222*POWER([.A20];4)*[.B20]-0.00000000050436162*POWER([.A20];3)*POWER([.B20];2)+0.000000001689477*POWER([.A20];2)*POWER([.B20];3)-0.0000000027576159*[.A20]*POWER([.B20];4)+0.000000001486247*POWER([.B20];5)-0.00000000000001464121*POWER([.A20];6)+0.0000000012989387*POWER([.A20];5)*[.B20]-0.0000000091101832*POWER([.A20];4)*POWER([.B20];2)+0.00000003051695*POWER([.A20];3)*POWER([.B20];3)-0.000000049814264*POWER([.A20];2)*POWER([.B20];4)+0.000000026848093*[.A20]*POWER([.B20];5)+0.000000030833637*POWER([.B20];6)-0.00000000000075112807*POWER([.A20];7)+0.000000020778042*POWER([.A20];6)*[.B20]-0.0000001457284*POWER([.A20];5)*POWER([.B20];2)+0.00000048816659*POWER([.A20];4)*POWER([.B20];3)-0.00000079690278*POWER([.A20];3)*POWER([.B20];4)+0.00000042963255*POWER([.A20];2)*POWER([.B20];5)+0.00000049300132*[.A20]*POWER([.B20];6)-0.00000082782317*POWER([.B20];7)-0.000000000026953568*POWER([.A20];8)+0.00000023726481*POWER([.A20];7)*[.B20]-0.0000016640905*POWER([.A20];6)*POWER([.B20];2)+0.0000055748625*POWER([.A20];5)*POWER([.B20];3)-0.0000091024418*POWER([.A20];4)*POWER([.B20];4)+0.0000049126092*POWER([.A20];3)*POWER([.B20];5)+0.000005620826*POWER([.A20];2)*POWER([.B20];6)-0.0000094478699*[.A20]*POWER([.B20];7)+0.0000040066185*POWER([.B20];8)-0.000000000026192607*POWER([.A20];9)-0.000000008205252*POWER([.A20];8)*[.B20]+0.00000005509179*POWER([.A20];7)*POWER([.B20];2)-0.00000016735126*POWER([.A20];6)*POWER([.B20];3)+0.0000002007242*POWER([.A20];5)*POWER([.B20];4)+0.00000010090613*POWER([.A20];4)*POWER([.B20];5)-0.00000053896244*POWER([.A20];3)*POWER([.B20];6)+0.00000051863096*POWER([.A20];2)*POWER([.B20];7)-0.00000012132887*[.A20]*POWER([.B20];8)-0.000000047681256*POWER([.B20];9)+0.00000000000032730282*POWER([.A20];10)+0.000000000065623573*POWER([.A20];9)*[.B20]-0.00000000043123182*POWER([.A20];8)*POWER([.B20];2)+0.0000000012470767*POWER([.A20];7)*POWER([.B20];3)-0.0000000012438263*POWER([.A20];6)*POWER([.B20];4)-0.0000000014388632*POWER([.A20];5)*POWER([.B20];5)+0.0000000044590427*POWER([.A20];4)*POWER([.B20];6)-0.0000000030158382*POWER([.A20];3)*POWER([.B20];7)-0.00000000053747438*POWER([.A20];2)*POWER([.B20];8)+0.00000000076386821*[.A20]*POWER([.B20];9)+0.0000000002559698*POWER([.B20];10)" office:value-type="float" office:value="134.854230023529" calcext:value-type="float">
            <text:p>134.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table:formula="of:=-106.78867+0.00000000020279734*[.A21]-0.000000000039229983*[.B21]+0.0000000000083483829*POWER([.A21];2)-0.000000000001248103*[.A21]*[.B21]+0.00000000000035978001*POWER([.B21];2)+0.00000000000099649476*POWER([.A21];3)+0.00000000000018536566*POWER([.A21];2)*[.B21]-0.0000000000011405959*[.A21]*POWER([.B21];2)-0.0000000000057212857*POWER([.B21];3)-0.000000000020970316*POWER([.A21];4)-0.000000000017174365*POWER([.A21];3)*[.B21]-0.000000000026781587*POWER([.A21];2)*POWER([.B21];2)+0.000000000089200582*[.A21]*POWER([.B21];3)-0.00000000014482835*POWER([.B21];4)-0.00000000000003413568*POWER([.A21];5)+0.000000000071919222*POWER([.A21];4)*[.B21]-0.00000000050436162*POWER([.A21];3)*POWER([.B21];2)+0.000000001689477*POWER([.A21];2)*POWER([.B21];3)-0.0000000027576159*[.A21]*POWER([.B21];4)+0.000000001486247*POWER([.B21];5)-0.00000000000001464121*POWER([.A21];6)+0.0000000012989387*POWER([.A21];5)*[.B21]-0.0000000091101832*POWER([.A21];4)*POWER([.B21];2)+0.00000003051695*POWER([.A21];3)*POWER([.B21];3)-0.000000049814264*POWER([.A21];2)*POWER([.B21];4)+0.000000026848093*[.A21]*POWER([.B21];5)+0.000000030833637*POWER([.B21];6)-0.00000000000075112807*POWER([.A21];7)+0.000000020778042*POWER([.A21];6)*[.B21]-0.0000001457284*POWER([.A21];5)*POWER([.B21];2)+0.00000048816659*POWER([.A21];4)*POWER([.B21];3)-0.00000079690278*POWER([.A21];3)*POWER([.B21];4)+0.00000042963255*POWER([.A21];2)*POWER([.B21];5)+0.00000049300132*[.A21]*POWER([.B21];6)-0.00000082782317*POWER([.B21];7)-0.000000000026953568*POWER([.A21];8)+0.00000023726481*POWER([.A21];7)*[.B21]-0.0000016640905*POWER([.A21];6)*POWER([.B21];2)+0.0000055748625*POWER([.A21];5)*POWER([.B21];3)-0.0000091024418*POWER([.A21];4)*POWER([.B21];4)+0.0000049126092*POWER([.A21];3)*POWER([.B21];5)+0.000005620826*POWER([.A21];2)*POWER([.B21];6)-0.0000094478699*[.A21]*POWER([.B21];7)+0.0000040066185*POWER([.B21];8)-0.000000000026192607*POWER([.A21];9)-0.000000008205252*POWER([.A21];8)*[.B21]+0.00000005509179*POWER([.A21];7)*POWER([.B21];2)-0.00000016735126*POWER([.A21];6)*POWER([.B21];3)+0.0000002007242*POWER([.A21];5)*POWER([.B21];4)+0.00000010090613*POWER([.A21];4)*POWER([.B21];5)-0.00000053896244*POWER([.A21];3)*POWER([.B21];6)+0.00000051863096*POWER([.A21];2)*POWER([.B21];7)-0.00000012132887*[.A21]*POWER([.B21];8)-0.000000047681256*POWER([.B21];9)+0.00000000000032730282*POWER([.A21];10)+0.000000000065623573*POWER([.A21];9)*[.B21]-0.00000000043123182*POWER([.A21];8)*POWER([.B21];2)+0.0000000012470767*POWER([.A21];7)*POWER([.B21];3)-0.0000000012438263*POWER([.A21];6)*POWER([.B21];4)-0.0000000014388632*POWER([.A21];5)*POWER([.B21];5)+0.0000000044590427*POWER([.A21];4)*POWER([.B21];6)-0.0000000030158382*POWER([.A21];3)*POWER([.B21];7)-0.00000000053747438*POWER([.A21];2)*POWER([.B21];8)+0.00000000076386821*[.A21]*POWER([.B21];9)+0.0000000002559698*POWER([.B21];10)" office:value-type="float" office:value="149.602673796675" calcext:value-type="float">
            <text:p>149.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table:formula="of:=-106.78867+0.00000000020279734*[.A22]-0.000000000039229983*[.B22]+0.0000000000083483829*POWER([.A22];2)-0.000000000001248103*[.A22]*[.B22]+0.00000000000035978001*POWER([.B22];2)+0.00000000000099649476*POWER([.A22];3)+0.00000000000018536566*POWER([.A22];2)*[.B22]-0.0000000000011405959*[.A22]*POWER([.B22];2)-0.0000000000057212857*POWER([.B22];3)-0.000000000020970316*POWER([.A22];4)-0.000000000017174365*POWER([.A22];3)*[.B22]-0.000000000026781587*POWER([.A22];2)*POWER([.B22];2)+0.000000000089200582*[.A22]*POWER([.B22];3)-0.00000000014482835*POWER([.B22];4)-0.00000000000003413568*POWER([.A22];5)+0.000000000071919222*POWER([.A22];4)*[.B22]-0.00000000050436162*POWER([.A22];3)*POWER([.B22];2)+0.000000001689477*POWER([.A22];2)*POWER([.B22];3)-0.0000000027576159*[.A22]*POWER([.B22];4)+0.000000001486247*POWER([.B22];5)-0.00000000000001464121*POWER([.A22];6)+0.0000000012989387*POWER([.A22];5)*[.B22]-0.0000000091101832*POWER([.A22];4)*POWER([.B22];2)+0.00000003051695*POWER([.A22];3)*POWER([.B22];3)-0.000000049814264*POWER([.A22];2)*POWER([.B22];4)+0.000000026848093*[.A22]*POWER([.B22];5)+0.000000030833637*POWER([.B22];6)-0.00000000000075112807*POWER([.A22];7)+0.000000020778042*POWER([.A22];6)*[.B22]-0.0000001457284*POWER([.A22];5)*POWER([.B22];2)+0.00000048816659*POWER([.A22];4)*POWER([.B22];3)-0.00000079690278*POWER([.A22];3)*POWER([.B22];4)+0.00000042963255*POWER([.A22];2)*POWER([.B22];5)+0.00000049300132*[.A22]*POWER([.B22];6)-0.00000082782317*POWER([.B22];7)-0.000000000026953568*POWER([.A22];8)+0.00000023726481*POWER([.A22];7)*[.B22]-0.0000016640905*POWER([.A22];6)*POWER([.B22];2)+0.0000055748625*POWER([.A22];5)*POWER([.B22];3)-0.0000091024418*POWER([.A22];4)*POWER([.B22];4)+0.0000049126092*POWER([.A22];3)*POWER([.B22];5)+0.000005620826*POWER([.A22];2)*POWER([.B22];6)-0.0000094478699*[.A22]*POWER([.B22];7)+0.0000040066185*POWER([.B22];8)-0.000000000026192607*POWER([.A22];9)-0.000000008205252*POWER([.A22];8)*[.B22]+0.00000005509179*POWER([.A22];7)*POWER([.B22];2)-0.00000016735126*POWER([.A22];6)*POWER([.B22];3)+0.0000002007242*POWER([.A22];5)*POWER([.B22];4)+0.00000010090613*POWER([.A22];4)*POWER([.B22];5)-0.00000053896244*POWER([.A22];3)*POWER([.B22];6)+0.00000051863096*POWER([.A22];2)*POWER([.B22];7)-0.00000012132887*[.A22]*POWER([.B22];8)-0.000000047681256*POWER([.B22];9)+0.00000000000032730282*POWER([.A22];10)+0.000000000065623573*POWER([.A22];9)*[.B22]-0.00000000043123182*POWER([.A22];8)*POWER([.B22];2)+0.0000000012470767*POWER([.A22];7)*POWER([.B22];3)-0.0000000012438263*POWER([.A22];6)*POWER([.B22];4)-0.0000000014388632*POWER([.A22];5)*POWER([.B22];5)+0.0000000044590427*POWER([.A22];4)*POWER([.B22];6)-0.0000000030158382*POWER([.A22];3)*POWER([.B22];7)-0.00000000053747438*POWER([.A22];2)*POWER([.B22];8)+0.00000000076386821*[.A22]*POWER([.B22];9)+0.0000000002559698*POWER([.B22];10)" office:value-type="float" office:value="179.559327379277" calcext:value-type="float">
            <text:p>179.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table:formula="of:=-106.78867+0.00000000020279734*[.A23]-0.000000000039229983*[.B23]+0.0000000000083483829*POWER([.A23];2)-0.000000000001248103*[.A23]*[.B23]+0.00000000000035978001*POWER([.B23];2)+0.00000000000099649476*POWER([.A23];3)+0.00000000000018536566*POWER([.A23];2)*[.B23]-0.0000000000011405959*[.A23]*POWER([.B23];2)-0.0000000000057212857*POWER([.B23];3)-0.000000000020970316*POWER([.A23];4)-0.000000000017174365*POWER([.A23];3)*[.B23]-0.000000000026781587*POWER([.A23];2)*POWER([.B23];2)+0.000000000089200582*[.A23]*POWER([.B23];3)-0.00000000014482835*POWER([.B23];4)-0.00000000000003413568*POWER([.A23];5)+0.000000000071919222*POWER([.A23];4)*[.B23]-0.00000000050436162*POWER([.A23];3)*POWER([.B23];2)+0.000000001689477*POWER([.A23];2)*POWER([.B23];3)-0.0000000027576159*[.A23]*POWER([.B23];4)+0.000000001486247*POWER([.B23];5)-0.00000000000001464121*POWER([.A23];6)+0.0000000012989387*POWER([.A23];5)*[.B23]-0.0000000091101832*POWER([.A23];4)*POWER([.B23];2)+0.00000003051695*POWER([.A23];3)*POWER([.B23];3)-0.000000049814264*POWER([.A23];2)*POWER([.B23];4)+0.000000026848093*[.A23]*POWER([.B23];5)+0.000000030833637*POWER([.B23];6)-0.00000000000075112807*POWER([.A23];7)+0.000000020778042*POWER([.A23];6)*[.B23]-0.0000001457284*POWER([.A23];5)*POWER([.B23];2)+0.00000048816659*POWER([.A23];4)*POWER([.B23];3)-0.00000079690278*POWER([.A23];3)*POWER([.B23];4)+0.00000042963255*POWER([.A23];2)*POWER([.B23];5)+0.00000049300132*[.A23]*POWER([.B23];6)-0.00000082782317*POWER([.B23];7)-0.000000000026953568*POWER([.A23];8)+0.00000023726481*POWER([.A23];7)*[.B23]-0.0000016640905*POWER([.A23];6)*POWER([.B23];2)+0.0000055748625*POWER([.A23];5)*POWER([.B23];3)-0.0000091024418*POWER([.A23];4)*POWER([.B23];4)+0.0000049126092*POWER([.A23];3)*POWER([.B23];5)+0.000005620826*POWER([.A23];2)*POWER([.B23];6)-0.0000094478699*[.A23]*POWER([.B23];7)+0.0000040066185*POWER([.B23];8)-0.000000000026192607*POWER([.A23];9)-0.000000008205252*POWER([.A23];8)*[.B23]+0.00000005509179*POWER([.A23];7)*POWER([.B23];2)-0.00000016735126*POWER([.A23];6)*POWER([.B23];3)+0.0000002007242*POWER([.A23];5)*POWER([.B23];4)+0.00000010090613*POWER([.A23];4)*POWER([.B23];5)-0.00000053896244*POWER([.A23];3)*POWER([.B23];6)+0.00000051863096*POWER([.A23];2)*POWER([.B23];7)-0.00000012132887*[.A23]*POWER([.B23];8)-0.000000047681256*POWER([.B23];9)+0.00000000000032730282*POWER([.A23];10)+0.000000000065623573*POWER([.A23];9)*[.B23]-0.00000000043123182*POWER([.A23];8)*POWER([.B23];2)+0.0000000012470767*POWER([.A23];7)*POWER([.B23];3)-0.0000000012438263*POWER([.A23];6)*POWER([.B23];4)-0.0000000014388632*POWER([.A23];5)*POWER([.B23];5)+0.0000000044590427*POWER([.A23];4)*POWER([.B23];6)-0.0000000030158382*POWER([.A23];3)*POWER([.B23];7)-0.00000000053747438*POWER([.A23];2)*POWER([.B23];8)+0.00000000076386821*[.A23]*POWER([.B23];9)+0.0000000002559698*POWER([.B23];10)" office:value-type="float" office:value="199.010036833817" calcext:value-type="float">
            <text:p>199.0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ndwidth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Data rate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2.5" calcext:value-type="float">
            <text:p>32.5</text:p>
          </table:table-cell>
          <table:table-cell table:formula="of:=-106.78867+0.00000000020279734*[.A27]-0.000000000039229983*[.B27]+0.0000000000083483829*POWER([.A27];2)-0.000000000001248103*[.A27]*[.B27]+0.00000000000035978001*POWER([.B27];2)+0.00000000000099649476*POWER([.A27];3)+0.00000000000018536566*POWER([.A27];2)*[.B27]-0.0000000000011405959*[.A27]*POWER([.B27];2)-0.0000000000057212857*POWER([.B27];3)-0.000000000020970316*POWER([.A27];4)-0.000000000017174365*POWER([.A27];3)*[.B27]-0.000000000026781587*POWER([.A27];2)*POWER([.B27];2)+0.000000000089200582*[.A27]*POWER([.B27];3)-0.00000000014482835*POWER([.B27];4)-0.00000000000003413568*POWER([.A27];5)+0.000000000071919222*POWER([.A27];4)*[.B27]-0.00000000050436162*POWER([.A27];3)*POWER([.B27];2)+0.000000001689477*POWER([.A27];2)*POWER([.B27];3)-0.0000000027576159*[.A27]*POWER([.B27];4)+0.000000001486247*POWER([.B27];5)-0.00000000000001464121*POWER([.A27];6)+0.0000000012989387*POWER([.A27];5)*[.B27]-0.0000000091101832*POWER([.A27];4)*POWER([.B27];2)+0.00000003051695*POWER([.A27];3)*POWER([.B27];3)-0.000000049814264*POWER([.A27];2)*POWER([.B27];4)+0.000000026848093*[.A27]*POWER([.B27];5)+0.000000030833637*POWER([.B27];6)-0.00000000000075112807*POWER([.A27];7)+0.000000020778042*POWER([.A27];6)*[.B27]-0.0000001457284*POWER([.A27];5)*POWER([.B27];2)+0.00000048816659*POWER([.A27];4)*POWER([.B27];3)-0.00000079690278*POWER([.A27];3)*POWER([.B27];4)+0.00000042963255*POWER([.A27];2)*POWER([.B27];5)+0.00000049300132*[.A27]*POWER([.B27];6)-0.00000082782317*POWER([.B27];7)-0.000000000026953568*POWER([.A27];8)+0.00000023726481*POWER([.A27];7)*[.B27]-0.0000016640905*POWER([.A27];6)*POWER([.B27];2)+0.0000055748625*POWER([.A27];5)*POWER([.B27];3)-0.0000091024418*POWER([.A27];4)*POWER([.B27];4)+0.0000049126092*POWER([.A27];3)*POWER([.B27];5)+0.000005620826*POWER([.A27];2)*POWER([.B27];6)-0.0000094478699*[.A27]*POWER([.B27];7)+0.0000040066185*POWER([.B27];8)-0.000000000026192607*POWER([.A27];9)-0.000000008205252*POWER([.A27];8)*[.B27]+0.00000005509179*POWER([.A27];7)*POWER([.B27];2)-0.00000016735126*POWER([.A27];6)*POWER([.B27];3)+0.0000002007242*POWER([.A27];5)*POWER([.B27];4)+0.00000010090613*POWER([.A27];4)*POWER([.B27];5)-0.00000053896244*POWER([.A27];3)*POWER([.B27];6)+0.00000051863096*POWER([.A27];2)*POWER([.B27];7)-0.00000012132887*[.A27]*POWER([.B27];8)-0.000000047681256*POWER([.B27];9)+0.00000000000032730282*POWER([.A27];10)+0.000000000065623573*POWER([.A27];9)*[.B27]-0.00000000043123182*POWER([.A27];8)*POWER([.B27];2)+0.0000000012470767*POWER([.A27];7)*POWER([.B27];3)-0.0000000012438263*POWER([.A27];6)*POWER([.B27];4)-0.0000000014388632*POWER([.A27];5)*POWER([.B27];5)+0.0000000044590427*POWER([.A27];4)*POWER([.B27];6)-0.0000000030158382*POWER([.A27];3)*POWER([.B27];7)-0.00000000053747438*POWER([.A27];2)*POWER([.B27];8)+0.00000000076386821*[.A27]*POWER([.B27];9)+0.0000000002559698*POWER([.B27];10)" office:value-type="float" office:value="32.045234650737" calcext:value-type="float">
            <text:p>32.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table:formula="of:=-106.78867+0.00000000020279734*[.A28]-0.000000000039229983*[.B28]+0.0000000000083483829*POWER([.A28];2)-0.000000000001248103*[.A28]*[.B28]+0.00000000000035978001*POWER([.B28];2)+0.00000000000099649476*POWER([.A28];3)+0.00000000000018536566*POWER([.A28];2)*[.B28]-0.0000000000011405959*[.A28]*POWER([.B28];2)-0.0000000000057212857*POWER([.B28];3)-0.000000000020970316*POWER([.A28];4)-0.000000000017174365*POWER([.A28];3)*[.B28]-0.000000000026781587*POWER([.A28];2)*POWER([.B28];2)+0.000000000089200582*[.A28]*POWER([.B28];3)-0.00000000014482835*POWER([.B28];4)-0.00000000000003413568*POWER([.A28];5)+0.000000000071919222*POWER([.A28];4)*[.B28]-0.00000000050436162*POWER([.A28];3)*POWER([.B28];2)+0.000000001689477*POWER([.A28];2)*POWER([.B28];3)-0.0000000027576159*[.A28]*POWER([.B28];4)+0.000000001486247*POWER([.B28];5)-0.00000000000001464121*POWER([.A28];6)+0.0000000012989387*POWER([.A28];5)*[.B28]-0.0000000091101832*POWER([.A28];4)*POWER([.B28];2)+0.00000003051695*POWER([.A28];3)*POWER([.B28];3)-0.000000049814264*POWER([.A28];2)*POWER([.B28];4)+0.000000026848093*[.A28]*POWER([.B28];5)+0.000000030833637*POWER([.B28];6)-0.00000000000075112807*POWER([.A28];7)+0.000000020778042*POWER([.A28];6)*[.B28]-0.0000001457284*POWER([.A28];5)*POWER([.B28];2)+0.00000048816659*POWER([.A28];4)*POWER([.B28];3)-0.00000079690278*POWER([.A28];3)*POWER([.B28];4)+0.00000042963255*POWER([.A28];2)*POWER([.B28];5)+0.00000049300132*[.A28]*POWER([.B28];6)-0.00000082782317*POWER([.B28];7)-0.000000000026953568*POWER([.A28];8)+0.00000023726481*POWER([.A28];7)*[.B28]-0.0000016640905*POWER([.A28];6)*POWER([.B28];2)+0.0000055748625*POWER([.A28];5)*POWER([.B28];3)-0.0000091024418*POWER([.A28];4)*POWER([.B28];4)+0.0000049126092*POWER([.A28];3)*POWER([.B28];5)+0.000005620826*POWER([.A28];2)*POWER([.B28];6)-0.0000094478699*[.A28]*POWER([.B28];7)+0.0000040066185*POWER([.B28];8)-0.000000000026192607*POWER([.A28];9)-0.000000008205252*POWER([.A28];8)*[.B28]+0.00000005509179*POWER([.A28];7)*POWER([.B28];2)-0.00000016735126*POWER([.A28];6)*POWER([.B28];3)+0.0000002007242*POWER([.A28];5)*POWER([.B28];4)+0.00000010090613*POWER([.A28];4)*POWER([.B28];5)-0.00000053896244*POWER([.A28];3)*POWER([.B28];6)+0.00000051863096*POWER([.A28];2)*POWER([.B28];7)-0.00000012132887*[.A28]*POWER([.B28];8)-0.000000047681256*POWER([.B28];9)+0.00000000000032730282*POWER([.A28];10)+0.000000000065623573*POWER([.A28];9)*[.B28]-0.00000000043123182*POWER([.A28];8)*POWER([.B28];2)+0.0000000012470767*POWER([.A28];7)*POWER([.B28];3)-0.0000000012438263*POWER([.A28];6)*POWER([.B28];4)-0.0000000014388632*POWER([.A28];5)*POWER([.B28];5)+0.0000000044590427*POWER([.A28];4)*POWER([.B28];6)-0.0000000030158382*POWER([.A28];3)*POWER([.B28];7)-0.00000000053747438*POWER([.A28];2)*POWER([.B28];8)+0.00000000076386821*[.A28]*POWER([.B28];9)+0.0000000002559698*POWER([.B28];10)" office:value-type="float" office:value="64.1547702425481" calcext:value-type="float">
            <text:p>64.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97.5" calcext:value-type="float">
            <text:p>97.5</text:p>
          </table:table-cell>
          <table:table-cell table:formula="of:=-106.78867+0.00000000020279734*[.A29]-0.000000000039229983*[.B29]+0.0000000000083483829*POWER([.A29];2)-0.000000000001248103*[.A29]*[.B29]+0.00000000000035978001*POWER([.B29];2)+0.00000000000099649476*POWER([.A29];3)+0.00000000000018536566*POWER([.A29];2)*[.B29]-0.0000000000011405959*[.A29]*POWER([.B29];2)-0.0000000000057212857*POWER([.B29];3)-0.000000000020970316*POWER([.A29];4)-0.000000000017174365*POWER([.A29];3)*[.B29]-0.000000000026781587*POWER([.A29];2)*POWER([.B29];2)+0.000000000089200582*[.A29]*POWER([.B29];3)-0.00000000014482835*POWER([.B29];4)-0.00000000000003413568*POWER([.A29];5)+0.000000000071919222*POWER([.A29];4)*[.B29]-0.00000000050436162*POWER([.A29];3)*POWER([.B29];2)+0.000000001689477*POWER([.A29];2)*POWER([.B29];3)-0.0000000027576159*[.A29]*POWER([.B29];4)+0.000000001486247*POWER([.B29];5)-0.00000000000001464121*POWER([.A29];6)+0.0000000012989387*POWER([.A29];5)*[.B29]-0.0000000091101832*POWER([.A29];4)*POWER([.B29];2)+0.00000003051695*POWER([.A29];3)*POWER([.B29];3)-0.000000049814264*POWER([.A29];2)*POWER([.B29];4)+0.000000026848093*[.A29]*POWER([.B29];5)+0.000000030833637*POWER([.B29];6)-0.00000000000075112807*POWER([.A29];7)+0.000000020778042*POWER([.A29];6)*[.B29]-0.0000001457284*POWER([.A29];5)*POWER([.B29];2)+0.00000048816659*POWER([.A29];4)*POWER([.B29];3)-0.00000079690278*POWER([.A29];3)*POWER([.B29];4)+0.00000042963255*POWER([.A29];2)*POWER([.B29];5)+0.00000049300132*[.A29]*POWER([.B29];6)-0.00000082782317*POWER([.B29];7)-0.000000000026953568*POWER([.A29];8)+0.00000023726481*POWER([.A29];7)*[.B29]-0.0000016640905*POWER([.A29];6)*POWER([.B29];2)+0.0000055748625*POWER([.A29];5)*POWER([.B29];3)-0.0000091024418*POWER([.A29];4)*POWER([.B29];4)+0.0000049126092*POWER([.A29];3)*POWER([.B29];5)+0.000005620826*POWER([.A29];2)*POWER([.B29];6)-0.0000094478699*[.A29]*POWER([.B29];7)+0.0000040066185*POWER([.B29];8)-0.000000000026192607*POWER([.A29];9)-0.000000008205252*POWER([.A29];8)*[.B29]+0.00000005509179*POWER([.A29];7)*POWER([.B29];2)-0.00000016735126*POWER([.A29];6)*POWER([.B29];3)+0.0000002007242*POWER([.A29];5)*POWER([.B29];4)+0.00000010090613*POWER([.A29];4)*POWER([.B29];5)-0.00000053896244*POWER([.A29];3)*POWER([.B29];6)+0.00000051863096*POWER([.A29];2)*POWER([.B29];7)-0.00000012132887*[.A29]*POWER([.B29];8)-0.000000047681256*POWER([.B29];9)+0.00000000000032730282*POWER([.A29];10)+0.000000000065623573*POWER([.A29];9)*[.B29]-0.00000000043123182*POWER([.A29];8)*POWER([.B29];2)+0.0000000012470767*POWER([.A29];7)*POWER([.B29];3)-0.0000000012438263*POWER([.A29];6)*POWER([.B29];4)-0.0000000014388632*POWER([.A29];5)*POWER([.B29];5)+0.0000000044590427*POWER([.A29];4)*POWER([.B29];6)-0.0000000030158382*POWER([.A29];3)*POWER([.B29];7)-0.00000000053747438*POWER([.A29];2)*POWER([.B29];8)+0.00000000076386821*[.A29]*POWER([.B29];9)+0.0000000002559698*POWER([.B29];10)" office:value-type="float" office:value="95.6096100809659" calcext:value-type="float">
            <text:p>95.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table:formula="of:=-106.78867+0.00000000020279734*[.A30]-0.000000000039229983*[.B30]+0.0000000000083483829*POWER([.A30];2)-0.000000000001248103*[.A30]*[.B30]+0.00000000000035978001*POWER([.B30];2)+0.00000000000099649476*POWER([.A30];3)+0.00000000000018536566*POWER([.A30];2)*[.B30]-0.0000000000011405959*[.A30]*POWER([.B30];2)-0.0000000000057212857*POWER([.B30];3)-0.000000000020970316*POWER([.A30];4)-0.000000000017174365*POWER([.A30];3)*[.B30]-0.000000000026781587*POWER([.A30];2)*POWER([.B30];2)+0.000000000089200582*[.A30]*POWER([.B30];3)-0.00000000014482835*POWER([.B30];4)-0.00000000000003413568*POWER([.A30];5)+0.000000000071919222*POWER([.A30];4)*[.B30]-0.00000000050436162*POWER([.A30];3)*POWER([.B30];2)+0.000000001689477*POWER([.A30];2)*POWER([.B30];3)-0.0000000027576159*[.A30]*POWER([.B30];4)+0.000000001486247*POWER([.B30];5)-0.00000000000001464121*POWER([.A30];6)+0.0000000012989387*POWER([.A30];5)*[.B30]-0.0000000091101832*POWER([.A30];4)*POWER([.B30];2)+0.00000003051695*POWER([.A30];3)*POWER([.B30];3)-0.000000049814264*POWER([.A30];2)*POWER([.B30];4)+0.000000026848093*[.A30]*POWER([.B30];5)+0.000000030833637*POWER([.B30];6)-0.00000000000075112807*POWER([.A30];7)+0.000000020778042*POWER([.A30];6)*[.B30]-0.0000001457284*POWER([.A30];5)*POWER([.B30];2)+0.00000048816659*POWER([.A30];4)*POWER([.B30];3)-0.00000079690278*POWER([.A30];3)*POWER([.B30];4)+0.00000042963255*POWER([.A30];2)*POWER([.B30];5)+0.00000049300132*[.A30]*POWER([.B30];6)-0.00000082782317*POWER([.B30];7)-0.000000000026953568*POWER([.A30];8)+0.00000023726481*POWER([.A30];7)*[.B30]-0.0000016640905*POWER([.A30];6)*POWER([.B30];2)+0.0000055748625*POWER([.A30];5)*POWER([.B30];3)-0.0000091024418*POWER([.A30];4)*POWER([.B30];4)+0.0000049126092*POWER([.A30];3)*POWER([.B30];5)+0.000005620826*POWER([.A30];2)*POWER([.B30];6)-0.0000094478699*[.A30]*POWER([.B30];7)+0.0000040066185*POWER([.B30];8)-0.000000000026192607*POWER([.A30];9)-0.000000008205252*POWER([.A30];8)*[.B30]+0.00000005509179*POWER([.A30];7)*POWER([.B30];2)-0.00000016735126*POWER([.A30];6)*POWER([.B30];3)+0.0000002007242*POWER([.A30];5)*POWER([.B30];4)+0.00000010090613*POWER([.A30];4)*POWER([.B30];5)-0.00000053896244*POWER([.A30];3)*POWER([.B30];6)+0.00000051863096*POWER([.A30];2)*POWER([.B30];7)-0.00000012132887*[.A30]*POWER([.B30];8)-0.000000047681256*POWER([.B30];9)+0.00000000000032730282*POWER([.A30];10)+0.000000000065623573*POWER([.A30];9)*[.B30]-0.00000000043123182*POWER([.A30];8)*POWER([.B30];2)+0.0000000012470767*POWER([.A30];7)*POWER([.B30];3)-0.0000000012438263*POWER([.A30];6)*POWER([.B30];4)-0.0000000014388632*POWER([.A30];5)*POWER([.B30];5)+0.0000000044590427*POWER([.A30];4)*POWER([.B30];6)-0.0000000030158382*POWER([.A30];3)*POWER([.B30];7)-0.00000000053747438*POWER([.A30];2)*POWER([.B30];8)+0.00000000076386821*[.A30]*POWER([.B30];9)+0.0000000002559698*POWER([.B30];10)" office:value-type="float" office:value="127.711843202807" calcext:value-type="float">
            <text:p>127.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195" calcext:value-type="float">
            <text:p>195</text:p>
          </table:table-cell>
          <table:table-cell table:formula="of:=-106.78867+0.00000000020279734*[.A31]-0.000000000039229983*[.B31]+0.0000000000083483829*POWER([.A31];2)-0.000000000001248103*[.A31]*[.B31]+0.00000000000035978001*POWER([.B31];2)+0.00000000000099649476*POWER([.A31];3)+0.00000000000018536566*POWER([.A31];2)*[.B31]-0.0000000000011405959*[.A31]*POWER([.B31];2)-0.0000000000057212857*POWER([.B31];3)-0.000000000020970316*POWER([.A31];4)-0.000000000017174365*POWER([.A31];3)*[.B31]-0.000000000026781587*POWER([.A31];2)*POWER([.B31];2)+0.000000000089200582*[.A31]*POWER([.B31];3)-0.00000000014482835*POWER([.B31];4)-0.00000000000003413568*POWER([.A31];5)+0.000000000071919222*POWER([.A31];4)*[.B31]-0.00000000050436162*POWER([.A31];3)*POWER([.B31];2)+0.000000001689477*POWER([.A31];2)*POWER([.B31];3)-0.0000000027576159*[.A31]*POWER([.B31];4)+0.000000001486247*POWER([.B31];5)-0.00000000000001464121*POWER([.A31];6)+0.0000000012989387*POWER([.A31];5)*[.B31]-0.0000000091101832*POWER([.A31];4)*POWER([.B31];2)+0.00000003051695*POWER([.A31];3)*POWER([.B31];3)-0.000000049814264*POWER([.A31];2)*POWER([.B31];4)+0.000000026848093*[.A31]*POWER([.B31];5)+0.000000030833637*POWER([.B31];6)-0.00000000000075112807*POWER([.A31];7)+0.000000020778042*POWER([.A31];6)*[.B31]-0.0000001457284*POWER([.A31];5)*POWER([.B31];2)+0.00000048816659*POWER([.A31];4)*POWER([.B31];3)-0.00000079690278*POWER([.A31];3)*POWER([.B31];4)+0.00000042963255*POWER([.A31];2)*POWER([.B31];5)+0.00000049300132*[.A31]*POWER([.B31];6)-0.00000082782317*POWER([.B31];7)-0.000000000026953568*POWER([.A31];8)+0.00000023726481*POWER([.A31];7)*[.B31]-0.0000016640905*POWER([.A31];6)*POWER([.B31];2)+0.0000055748625*POWER([.A31];5)*POWER([.B31];3)-0.0000091024418*POWER([.A31];4)*POWER([.B31];4)+0.0000049126092*POWER([.A31];3)*POWER([.B31];5)+0.000005620826*POWER([.A31];2)*POWER([.B31];6)-0.0000094478699*[.A31]*POWER([.B31];7)+0.0000040066185*POWER([.B31];8)-0.000000000026192607*POWER([.A31];9)-0.000000008205252*POWER([.A31];8)*[.B31]+0.00000005509179*POWER([.A31];7)*POWER([.B31];2)-0.00000016735126*POWER([.A31];6)*POWER([.B31];3)+0.0000002007242*POWER([.A31];5)*POWER([.B31];4)+0.00000010090613*POWER([.A31];4)*POWER([.B31];5)-0.00000053896244*POWER([.A31];3)*POWER([.B31];6)+0.00000051863096*POWER([.A31];2)*POWER([.B31];7)-0.00000012132887*[.A31]*POWER([.B31];8)-0.000000047681256*POWER([.B31];9)+0.00000000000032730282*POWER([.A31];10)+0.000000000065623573*POWER([.A31];9)*[.B31]-0.00000000043123182*POWER([.A31];8)*POWER([.B31];2)+0.0000000012470767*POWER([.A31];7)*POWER([.B31];3)-0.0000000012438263*POWER([.A31];6)*POWER([.B31];4)-0.0000000014388632*POWER([.A31];5)*POWER([.B31];5)+0.0000000044590427*POWER([.A31];4)*POWER([.B31];6)-0.0000000030158382*POWER([.A31];3)*POWER([.B31];7)-0.00000000053747438*POWER([.A31];2)*POWER([.B31];8)+0.00000000076386821*[.A31]*POWER([.B31];9)+0.0000000002559698*POWER([.B31];10)" office:value-type="float" office:value="191.393790541279" calcext:value-type="float">
            <text:p>191.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260" calcext:value-type="float">
            <text:p>260</text:p>
          </table:table-cell>
          <table:table-cell table:formula="of:=-106.78867+0.00000000020279734*[.A32]-0.000000000039229983*[.B32]+0.0000000000083483829*POWER([.A32];2)-0.000000000001248103*[.A32]*[.B32]+0.00000000000035978001*POWER([.B32];2)+0.00000000000099649476*POWER([.A32];3)+0.00000000000018536566*POWER([.A32];2)*[.B32]-0.0000000000011405959*[.A32]*POWER([.B32];2)-0.0000000000057212857*POWER([.B32];3)-0.000000000020970316*POWER([.A32];4)-0.000000000017174365*POWER([.A32];3)*[.B32]-0.000000000026781587*POWER([.A32];2)*POWER([.B32];2)+0.000000000089200582*[.A32]*POWER([.B32];3)-0.00000000014482835*POWER([.B32];4)-0.00000000000003413568*POWER([.A32];5)+0.000000000071919222*POWER([.A32];4)*[.B32]-0.00000000050436162*POWER([.A32];3)*POWER([.B32];2)+0.000000001689477*POWER([.A32];2)*POWER([.B32];3)-0.0000000027576159*[.A32]*POWER([.B32];4)+0.000000001486247*POWER([.B32];5)-0.00000000000001464121*POWER([.A32];6)+0.0000000012989387*POWER([.A32];5)*[.B32]-0.0000000091101832*POWER([.A32];4)*POWER([.B32];2)+0.00000003051695*POWER([.A32];3)*POWER([.B32];3)-0.000000049814264*POWER([.A32];2)*POWER([.B32];4)+0.000000026848093*[.A32]*POWER([.B32];5)+0.000000030833637*POWER([.B32];6)-0.00000000000075112807*POWER([.A32];7)+0.000000020778042*POWER([.A32];6)*[.B32]-0.0000001457284*POWER([.A32];5)*POWER([.B32];2)+0.00000048816659*POWER([.A32];4)*POWER([.B32];3)-0.00000079690278*POWER([.A32];3)*POWER([.B32];4)+0.00000042963255*POWER([.A32];2)*POWER([.B32];5)+0.00000049300132*[.A32]*POWER([.B32];6)-0.00000082782317*POWER([.B32];7)-0.000000000026953568*POWER([.A32];8)+0.00000023726481*POWER([.A32];7)*[.B32]-0.0000016640905*POWER([.A32];6)*POWER([.B32];2)+0.0000055748625*POWER([.A32];5)*POWER([.B32];3)-0.0000091024418*POWER([.A32];4)*POWER([.B32];4)+0.0000049126092*POWER([.A32];3)*POWER([.B32];5)+0.000005620826*POWER([.A32];2)*POWER([.B32];6)-0.0000094478699*[.A32]*POWER([.B32];7)+0.0000040066185*POWER([.B32];8)-0.000000000026192607*POWER([.A32];9)-0.000000008205252*POWER([.A32];8)*[.B32]+0.00000005509179*POWER([.A32];7)*POWER([.B32];2)-0.00000016735126*POWER([.A32];6)*POWER([.B32];3)+0.0000002007242*POWER([.A32];5)*POWER([.B32];4)+0.00000010090613*POWER([.A32];4)*POWER([.B32];5)-0.00000053896244*POWER([.A32];3)*POWER([.B32];6)+0.00000051863096*POWER([.A32];2)*POWER([.B32];7)-0.00000012132887*[.A32]*POWER([.B32];8)-0.000000047681256*POWER([.B32];9)+0.00000000000032730282*POWER([.A32];10)+0.000000000065623573*POWER([.A32];9)*[.B32]-0.00000000043123182*POWER([.A32];8)*POWER([.B32];2)+0.0000000012470767*POWER([.A32];7)*POWER([.B32];3)-0.0000000012438263*POWER([.A32];6)*POWER([.B32];4)-0.0000000014388632*POWER([.A32];5)*POWER([.B32];5)+0.0000000044590427*POWER([.A32];4)*POWER([.B32];6)-0.0000000030158382*POWER([.A32];3)*POWER([.B32];7)-0.00000000053747438*POWER([.A32];2)*POWER([.B32];8)+0.00000000076386821*[.A32]*POWER([.B32];9)+0.0000000002559698*POWER([.B32];10)" office:value-type="float" office:value="254.852144594755" calcext:value-type="float">
            <text:p>254.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292.5" calcext:value-type="float">
            <text:p>292.5</text:p>
          </table:table-cell>
          <table:table-cell table:formula="of:=-106.78867+0.00000000020279734*[.A33]-0.000000000039229983*[.B33]+0.0000000000083483829*POWER([.A33];2)-0.000000000001248103*[.A33]*[.B33]+0.00000000000035978001*POWER([.B33];2)+0.00000000000099649476*POWER([.A33];3)+0.00000000000018536566*POWER([.A33];2)*[.B33]-0.0000000000011405959*[.A33]*POWER([.B33];2)-0.0000000000057212857*POWER([.B33];3)-0.000000000020970316*POWER([.A33];4)-0.000000000017174365*POWER([.A33];3)*[.B33]-0.000000000026781587*POWER([.A33];2)*POWER([.B33];2)+0.000000000089200582*[.A33]*POWER([.B33];3)-0.00000000014482835*POWER([.B33];4)-0.00000000000003413568*POWER([.A33];5)+0.000000000071919222*POWER([.A33];4)*[.B33]-0.00000000050436162*POWER([.A33];3)*POWER([.B33];2)+0.000000001689477*POWER([.A33];2)*POWER([.B33];3)-0.0000000027576159*[.A33]*POWER([.B33];4)+0.000000001486247*POWER([.B33];5)-0.00000000000001464121*POWER([.A33];6)+0.0000000012989387*POWER([.A33];5)*[.B33]-0.0000000091101832*POWER([.A33];4)*POWER([.B33];2)+0.00000003051695*POWER([.A33];3)*POWER([.B33];3)-0.000000049814264*POWER([.A33];2)*POWER([.B33];4)+0.000000026848093*[.A33]*POWER([.B33];5)+0.000000030833637*POWER([.B33];6)-0.00000000000075112807*POWER([.A33];7)+0.000000020778042*POWER([.A33];6)*[.B33]-0.0000001457284*POWER([.A33];5)*POWER([.B33];2)+0.00000048816659*POWER([.A33];4)*POWER([.B33];3)-0.00000079690278*POWER([.A33];3)*POWER([.B33];4)+0.00000042963255*POWER([.A33];2)*POWER([.B33];5)+0.00000049300132*[.A33]*POWER([.B33];6)-0.00000082782317*POWER([.B33];7)-0.000000000026953568*POWER([.A33];8)+0.00000023726481*POWER([.A33];7)*[.B33]-0.0000016640905*POWER([.A33];6)*POWER([.B33];2)+0.0000055748625*POWER([.A33];5)*POWER([.B33];3)-0.0000091024418*POWER([.A33];4)*POWER([.B33];4)+0.0000049126092*POWER([.A33];3)*POWER([.B33];5)+0.000005620826*POWER([.A33];2)*POWER([.B33];6)-0.0000094478699*[.A33]*POWER([.B33];7)+0.0000040066185*POWER([.B33];8)-0.000000000026192607*POWER([.A33];9)-0.000000008205252*POWER([.A33];8)*[.B33]+0.00000005509179*POWER([.A33];7)*POWER([.B33];2)-0.00000016735126*POWER([.A33];6)*POWER([.B33];3)+0.0000002007242*POWER([.A33];5)*POWER([.B33];4)+0.00000010090613*POWER([.A33];4)*POWER([.B33];5)-0.00000053896244*POWER([.A33];3)*POWER([.B33];6)+0.00000051863096*POWER([.A33];2)*POWER([.B33];7)-0.00000012132887*[.A33]*POWER([.B33];8)-0.000000047681256*POWER([.B33];9)+0.00000000000032730282*POWER([.A33];10)+0.000000000065623573*POWER([.A33];9)*[.B33]-0.00000000043123182*POWER([.A33];8)*POWER([.B33];2)+0.0000000012470767*POWER([.A33];7)*POWER([.B33];3)-0.0000000012438263*POWER([.A33];6)*POWER([.B33];4)-0.0000000014388632*POWER([.A33];5)*POWER([.B33];5)+0.0000000044590427*POWER([.A33];4)*POWER([.B33];6)-0.0000000030158382*POWER([.A33];3)*POWER([.B33];7)-0.00000000053747438*POWER([.A33];2)*POWER([.B33];8)+0.00000000076386821*[.A33]*POWER([.B33];9)+0.0000000002559698*POWER([.B33];10)" office:value-type="float" office:value="286.151407497899" calcext:value-type="float">
            <text:p>286.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325" calcext:value-type="float">
            <text:p>325</text:p>
          </table:table-cell>
          <table:table-cell table:formula="of:=-106.78867+0.00000000020279734*[.A34]-0.000000000039229983*[.B34]+0.0000000000083483829*POWER([.A34];2)-0.000000000001248103*[.A34]*[.B34]+0.00000000000035978001*POWER([.B34];2)+0.00000000000099649476*POWER([.A34];3)+0.00000000000018536566*POWER([.A34];2)*[.B34]-0.0000000000011405959*[.A34]*POWER([.B34];2)-0.0000000000057212857*POWER([.B34];3)-0.000000000020970316*POWER([.A34];4)-0.000000000017174365*POWER([.A34];3)*[.B34]-0.000000000026781587*POWER([.A34];2)*POWER([.B34];2)+0.000000000089200582*[.A34]*POWER([.B34];3)-0.00000000014482835*POWER([.B34];4)-0.00000000000003413568*POWER([.A34];5)+0.000000000071919222*POWER([.A34];4)*[.B34]-0.00000000050436162*POWER([.A34];3)*POWER([.B34];2)+0.000000001689477*POWER([.A34];2)*POWER([.B34];3)-0.0000000027576159*[.A34]*POWER([.B34];4)+0.000000001486247*POWER([.B34];5)-0.00000000000001464121*POWER([.A34];6)+0.0000000012989387*POWER([.A34];5)*[.B34]-0.0000000091101832*POWER([.A34];4)*POWER([.B34];2)+0.00000003051695*POWER([.A34];3)*POWER([.B34];3)-0.000000049814264*POWER([.A34];2)*POWER([.B34];4)+0.000000026848093*[.A34]*POWER([.B34];5)+0.000000030833637*POWER([.B34];6)-0.00000000000075112807*POWER([.A34];7)+0.000000020778042*POWER([.A34];6)*[.B34]-0.0000001457284*POWER([.A34];5)*POWER([.B34];2)+0.00000048816659*POWER([.A34];4)*POWER([.B34];3)-0.00000079690278*POWER([.A34];3)*POWER([.B34];4)+0.00000042963255*POWER([.A34];2)*POWER([.B34];5)+0.00000049300132*[.A34]*POWER([.B34];6)-0.00000082782317*POWER([.B34];7)-0.000000000026953568*POWER([.A34];8)+0.00000023726481*POWER([.A34];7)*[.B34]-0.0000016640905*POWER([.A34];6)*POWER([.B34];2)+0.0000055748625*POWER([.A34];5)*POWER([.B34];3)-0.0000091024418*POWER([.A34];4)*POWER([.B34];4)+0.0000049126092*POWER([.A34];3)*POWER([.B34];5)+0.000005620826*POWER([.A34];2)*POWER([.B34];6)-0.0000094478699*[.A34]*POWER([.B34];7)+0.0000040066185*POWER([.B34];8)-0.000000000026192607*POWER([.A34];9)-0.000000008205252*POWER([.A34];8)*[.B34]+0.00000005509179*POWER([.A34];7)*POWER([.B34];2)-0.00000016735126*POWER([.A34];6)*POWER([.B34];3)+0.0000002007242*POWER([.A34];5)*POWER([.B34];4)+0.00000010090613*POWER([.A34];4)*POWER([.B34];5)-0.00000053896244*POWER([.A34];3)*POWER([.B34];6)+0.00000051863096*POWER([.A34];2)*POWER([.B34];7)-0.00000012132887*[.A34]*POWER([.B34];8)-0.000000047681256*POWER([.B34];9)+0.00000000000032730282*POWER([.A34];10)+0.000000000065623573*POWER([.A34];9)*[.B34]-0.00000000043123182*POWER([.A34];8)*POWER([.B34];2)+0.0000000012470767*POWER([.A34];7)*POWER([.B34];3)-0.0000000012438263*POWER([.A34];6)*POWER([.B34];4)-0.0000000014388632*POWER([.A34];5)*POWER([.B34];5)+0.0000000044590427*POWER([.A34];4)*POWER([.B34];6)-0.0000000030158382*POWER([.A34];3)*POWER([.B34];7)-0.00000000053747438*POWER([.A34];2)*POWER([.B34];8)+0.00000000076386821*[.A34]*POWER([.B34];9)+0.0000000002559698*POWER([.B34];10)" office:value-type="float" office:value="314.729528260796" calcext:value-type="float">
            <text:p>314.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90" calcext:value-type="float">
            <text:p>390</text:p>
          </table:table-cell>
          <table:table-cell table:formula="of:=-106.78867+0.00000000020279734*[.A35]-0.000000000039229983*[.B35]+0.0000000000083483829*POWER([.A35];2)-0.000000000001248103*[.A35]*[.B35]+0.00000000000035978001*POWER([.B35];2)+0.00000000000099649476*POWER([.A35];3)+0.00000000000018536566*POWER([.A35];2)*[.B35]-0.0000000000011405959*[.A35]*POWER([.B35];2)-0.0000000000057212857*POWER([.B35];3)-0.000000000020970316*POWER([.A35];4)-0.000000000017174365*POWER([.A35];3)*[.B35]-0.000000000026781587*POWER([.A35];2)*POWER([.B35];2)+0.000000000089200582*[.A35]*POWER([.B35];3)-0.00000000014482835*POWER([.B35];4)-0.00000000000003413568*POWER([.A35];5)+0.000000000071919222*POWER([.A35];4)*[.B35]-0.00000000050436162*POWER([.A35];3)*POWER([.B35];2)+0.000000001689477*POWER([.A35];2)*POWER([.B35];3)-0.0000000027576159*[.A35]*POWER([.B35];4)+0.000000001486247*POWER([.B35];5)-0.00000000000001464121*POWER([.A35];6)+0.0000000012989387*POWER([.A35];5)*[.B35]-0.0000000091101832*POWER([.A35];4)*POWER([.B35];2)+0.00000003051695*POWER([.A35];3)*POWER([.B35];3)-0.000000049814264*POWER([.A35];2)*POWER([.B35];4)+0.000000026848093*[.A35]*POWER([.B35];5)+0.000000030833637*POWER([.B35];6)-0.00000000000075112807*POWER([.A35];7)+0.000000020778042*POWER([.A35];6)*[.B35]-0.0000001457284*POWER([.A35];5)*POWER([.B35];2)+0.00000048816659*POWER([.A35];4)*POWER([.B35];3)-0.00000079690278*POWER([.A35];3)*POWER([.B35];4)+0.00000042963255*POWER([.A35];2)*POWER([.B35];5)+0.00000049300132*[.A35]*POWER([.B35];6)-0.00000082782317*POWER([.B35];7)-0.000000000026953568*POWER([.A35];8)+0.00000023726481*POWER([.A35];7)*[.B35]-0.0000016640905*POWER([.A35];6)*POWER([.B35];2)+0.0000055748625*POWER([.A35];5)*POWER([.B35];3)-0.0000091024418*POWER([.A35];4)*POWER([.B35];4)+0.0000049126092*POWER([.A35];3)*POWER([.B35];5)+0.000005620826*POWER([.A35];2)*POWER([.B35];6)-0.0000094478699*[.A35]*POWER([.B35];7)+0.0000040066185*POWER([.B35];8)-0.000000000026192607*POWER([.A35];9)-0.000000008205252*POWER([.A35];8)*[.B35]+0.00000005509179*POWER([.A35];7)*POWER([.B35];2)-0.00000016735126*POWER([.A35];6)*POWER([.B35];3)+0.0000002007242*POWER([.A35];5)*POWER([.B35];4)+0.00000010090613*POWER([.A35];4)*POWER([.B35];5)-0.00000053896244*POWER([.A35];3)*POWER([.B35];6)+0.00000051863096*POWER([.A35];2)*POWER([.B35];7)-0.00000012132887*[.A35]*POWER([.B35];8)-0.000000047681256*POWER([.B35];9)+0.00000000000032730282*POWER([.A35];10)+0.000000000065623573*POWER([.A35];9)*[.B35]-0.00000000043123182*POWER([.A35];8)*POWER([.B35];2)+0.0000000012470767*POWER([.A35];7)*POWER([.B35];3)-0.0000000012438263*POWER([.A35];6)*POWER([.B35];4)-0.0000000014388632*POWER([.A35];5)*POWER([.B35];5)+0.0000000044590427*POWER([.A35];4)*POWER([.B35];6)-0.0000000030158382*POWER([.A35];3)*POWER([.B35];7)-0.00000000053747438*POWER([.A35];2)*POWER([.B35];8)+0.00000000076386821*[.A35]*POWER([.B35];9)+0.0000000002559698*POWER([.B35];10)" office:value-type="float" office:value="374.318268733448" calcext:value-type="float">
            <text:p>374.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433.4" calcext:value-type="float">
            <text:p>433.4</text:p>
          </table:table-cell>
          <table:table-cell table:formula="of:=-106.78867+0.00000000020279734*[.A36]-0.000000000039229983*[.B36]+0.0000000000083483829*POWER([.A36];2)-0.000000000001248103*[.A36]*[.B36]+0.00000000000035978001*POWER([.B36];2)+0.00000000000099649476*POWER([.A36];3)+0.00000000000018536566*POWER([.A36];2)*[.B36]-0.0000000000011405959*[.A36]*POWER([.B36];2)-0.0000000000057212857*POWER([.B36];3)-0.000000000020970316*POWER([.A36];4)-0.000000000017174365*POWER([.A36];3)*[.B36]-0.000000000026781587*POWER([.A36];2)*POWER([.B36];2)+0.000000000089200582*[.A36]*POWER([.B36];3)-0.00000000014482835*POWER([.B36];4)-0.00000000000003413568*POWER([.A36];5)+0.000000000071919222*POWER([.A36];4)*[.B36]-0.00000000050436162*POWER([.A36];3)*POWER([.B36];2)+0.000000001689477*POWER([.A36];2)*POWER([.B36];3)-0.0000000027576159*[.A36]*POWER([.B36];4)+0.000000001486247*POWER([.B36];5)-0.00000000000001464121*POWER([.A36];6)+0.0000000012989387*POWER([.A36];5)*[.B36]-0.0000000091101832*POWER([.A36];4)*POWER([.B36];2)+0.00000003051695*POWER([.A36];3)*POWER([.B36];3)-0.000000049814264*POWER([.A36];2)*POWER([.B36];4)+0.000000026848093*[.A36]*POWER([.B36];5)+0.000000030833637*POWER([.B36];6)-0.00000000000075112807*POWER([.A36];7)+0.000000020778042*POWER([.A36];6)*[.B36]-0.0000001457284*POWER([.A36];5)*POWER([.B36];2)+0.00000048816659*POWER([.A36];4)*POWER([.B36];3)-0.00000079690278*POWER([.A36];3)*POWER([.B36];4)+0.00000042963255*POWER([.A36];2)*POWER([.B36];5)+0.00000049300132*[.A36]*POWER([.B36];6)-0.00000082782317*POWER([.B36];7)-0.000000000026953568*POWER([.A36];8)+0.00000023726481*POWER([.A36];7)*[.B36]-0.0000016640905*POWER([.A36];6)*POWER([.B36];2)+0.0000055748625*POWER([.A36];5)*POWER([.B36];3)-0.0000091024418*POWER([.A36];4)*POWER([.B36];4)+0.0000049126092*POWER([.A36];3)*POWER([.B36];5)+0.000005620826*POWER([.A36];2)*POWER([.B36];6)-0.0000094478699*[.A36]*POWER([.B36];7)+0.0000040066185*POWER([.B36];8)-0.000000000026192607*POWER([.A36];9)-0.000000008205252*POWER([.A36];8)*[.B36]+0.00000005509179*POWER([.A36];7)*POWER([.B36];2)-0.00000016735126*POWER([.A36];6)*POWER([.B36];3)+0.0000002007242*POWER([.A36];5)*POWER([.B36];4)+0.00000010090613*POWER([.A36];4)*POWER([.B36];5)-0.00000053896244*POWER([.A36];3)*POWER([.B36];6)+0.00000051863096*POWER([.A36];2)*POWER([.B36];7)-0.00000012132887*[.A36]*POWER([.B36];8)-0.000000047681256*POWER([.B36];9)+0.00000000000032730282*POWER([.A36];10)+0.000000000065623573*POWER([.A36];9)*[.B36]-0.00000000043123182*POWER([.A36];8)*POWER([.B36];2)+0.0000000012470767*POWER([.A36];7)*POWER([.B36];3)-0.0000000012438263*POWER([.A36];6)*POWER([.B36];4)-0.0000000014388632*POWER([.A36];5)*POWER([.B36];5)+0.0000000044590427*POWER([.A36];4)*POWER([.B36];6)-0.0000000030158382*POWER([.A36];3)*POWER([.B36];7)-0.00000000053747438*POWER([.A36];2)*POWER([.B36];8)+0.00000000076386821*[.A36]*POWER([.B36];9)+0.0000000002559698*POWER([.B36];10)" office:value-type="float" office:value="414.106164764846" calcext:value-type="float">
            <text:p>414.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Antun</meta:initial-creator>
    <meta:creation-date>2024-07-13T16:55:39.808357847</meta:creation-date>
    <dc:date>2024-07-13T23:47:28.956620857</dc:date>
    <dc:creator>Stefan Antun</dc:creator>
    <meta:editing-duration>PT47M21S</meta:editing-duration>
    <meta:editing-cycles>1</meta:editing-cycles>
    <meta:document-statistic meta:table-count="1" meta:cell-count="126" meta:object-count="0"/>
    <meta:generator>LibreOffice/7.3.7.2$Linux_X86_64 LibreOffice_project/30$Build-2</meta:generator>
  </office:meta>
</office:document-meta>
</file>